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6cm"/>
    </style:style>
    <style:style style:name="co3" style:family="table-column">
      <style:table-column-properties fo:break-before="auto" style:column-width="1.614cm"/>
    </style:style>
    <style:style style:name="co4" style:family="table-column">
      <style:table-column-properties fo:break-before="auto" style:column-width="5.001cm"/>
    </style:style>
    <style:style style:name="co5" style:family="table-column">
      <style:table-column-properties fo:break-before="auto" style:column-width="7.999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9.186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4.475cm" fo:break-before="auto" style:use-optimal-row-height="true"/>
    </style:style>
    <style:style style:name="ro10" style:family="table-row">
      <style:table-row-properties style:row-height="6.054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7.003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2.263cm" fo:break-before="auto" style:use-optimal-row-height="true"/>
    </style:style>
    <style:style style:name="ro16" style:family="table-row">
      <style:table-row-properties style:row-height="10.504cm" fo:break-before="auto" style:use-optimal-row-height="true"/>
    </style:style>
    <style:style style:name="ro17" style:family="table-row">
      <style:table-row-properties style:row-height="13.032cm" fo:break-before="auto" style:use-optimal-row-height="true"/>
    </style:style>
    <style:style style:name="ro18" style:family="table-row">
      <style:table-row-properties style:row-height="9.872cm" fo:break-before="auto" style:use-optimal-row-height="true"/>
    </style:style>
    <style:style style:name="ro19" style:family="table-row">
      <style:table-row-properties style:row-height="20.613cm" fo:break-before="auto" style:use-optimal-row-height="true"/>
    </style:style>
    <style:style style:name="ro20" style:family="table-row">
      <style:table-row-properties style:row-height="19.796cm" fo:break-before="auto" style:use-optimal-row-height="true"/>
    </style:style>
    <style:style style:name="ro21" style:family="table-row">
      <style:table-row-properties style:row-height="6.369cm" fo:break-before="auto" style:use-optimal-row-height="true"/>
    </style:style>
    <style:style style:name="ro22" style:family="table-row">
      <style:table-row-properties style:row-height="24.719cm" fo:break-before="auto" style:use-optimal-row-height="true"/>
    </style:style>
    <style:style style:name="ro23" style:family="table-row">
      <style:table-row-properties style:row-height="19.034cm" fo:break-before="auto" style:use-optimal-row-height="true"/>
    </style:style>
    <style:style style:name="ro24" style:family="table-row">
      <style:table-row-properties style:row-height="19.981cm" fo:break-before="auto" style:use-optimal-row-height="true"/>
    </style:style>
    <style:style style:name="ro25" style:family="table-row">
      <style:table-row-properties style:row-height="14.926cm" fo:break-before="auto" style:use-optimal-row-height="true"/>
    </style:style>
    <style:style style:name="ro26" style:family="table-row">
      <style:table-row-properties style:row-height="24.403cm" fo:break-before="auto" style:use-optimal-row-height="true"/>
    </style:style>
    <style:style style:name="ro27" style:family="table-row">
      <style:table-row-properties style:row-height="18.085cm" fo:break-before="auto" style:use-optimal-row-height="true"/>
    </style:style>
    <style:style style:name="ro28" style:family="table-row">
      <style:table-row-properties style:row-height="13.663cm" fo:break-before="auto" style:use-optimal-row-height="true"/>
    </style:style>
    <style:style style:name="ro29" style:family="table-row">
      <style:table-row-properties style:row-height="7.95cm" fo:break-before="auto" style:use-optimal-row-height="true"/>
    </style:style>
    <style:style style:name="ro30" style:family="table-row">
      <style:table-row-properties style:row-height="5.10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line-through-mode="continuous" style:font-name-asian="Times New Roman" style:font-size-asian="8pt" style:language-asian="es" style:country-asian="ES"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Times New Roman1"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1" style:font-size-asian="8pt" style:language-asian="en" style:country-asian="US" style:font-size-complex="8pt" style:language-complex="en" style:country-complex="US"/>
    </style:style>
    <style:style style:name="ce30"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language="en" fo:country="GB"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style:style style:name="T5" style:family="text">
      <style:text-properties style:font-name="Arial" fo:font-size="8pt" style:font-name-asian="Arial" style:font-size-asian="8pt" style:font-name-complex="Lucidasans1" style:font-size-complex="8pt"/>
    </style:style>
    <style:style style:name="T6" style:family="text">
      <style:text-properties style:font-name="Arial" fo:font-size="8pt" fo:language="en" fo:country="US" style:font-size-asian="8pt" style:language-asian="en" style:country-asian="US" style:font-size-complex="8pt"/>
    </style:style>
    <style:style style:name="T7" style:family="text">
      <style:text-properties style:font-name="Arial" fo:font-size="8pt" style:font-size-asian="8pt" style:font-size-complex="8pt"/>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9"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 style:family="text">
      <style:text-properties style:font-name="Arial" fo:font-size="8pt" fo:language="en" fo:country="US" fo:font-style="normal" fo:font-weight="normal" style:font-size-asian="8pt" style:language-asian="en" style:country-asian="US" style:font-weight-asian="normal" style:font-size-complex="8pt" style:font-weight-complex="normal"/>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use-window-font-color="true" style:font-name="Arial1" fo:font-size="8pt" fo:language="es" fo:country="ES" fo:font-style="normal" fo:font-weight="normal" style:font-name-asian="Arial" style:font-size-asian="8pt" style:language-asian="zxx" style:country-asian="none" style:font-name-complex="Arial1" style:font-size-complex="8pt"/>
    </style:style>
    <style:style style:name="T14" style:family="text">
      <style:text-properties fo:color="#000000" style:font-name="Arial" fo:font-size="8pt" fo:language="en" fo:country="GB" fo:font-style="normal" fo:font-weight="normal" style:font-name-asian="Arial" style:font-size-asian="8pt" style:language-asian="zxx" style:country-asian="none" style:font-name-complex="Arial1" style:font-size-complex="8pt"/>
    </style:style>
    <style:style style:name="T15" style:family="text">
      <style:text-properties style:font-name="Arial" fo:font-size="8pt" fo:language="en" fo:country="GB" style:font-name-asian="Arial" style:font-size-asian="8pt" style:font-name-complex="Arial1" style:font-size-complex="8pt" style:language-complex="en" style:country-complex="US"/>
    </style:style>
    <style:style style:name="T16"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17" style:family="text">
      <style:text-properties style:use-window-font-color="true" style:font-name="Arial" fo:font-size="8pt" fo:language="en" fo:country="GB" fo:font-style="normal" fo:font-weight="normal" style:font-name-asian="Arial" style:font-size-asian="8pt" style:language-asian="zxx" style:country-asian="none" style:font-name-complex="Arial1" style:font-size-complex="8pt"/>
    </style:style>
    <style:style style:name="T18"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9"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20" style:family="text">
      <style:text-properties style:use-window-font-color="true" style:font-name="Arial1" fo:font-size="8pt" fo:language="en" fo:country="GB" fo:font-style="normal" fo:font-weight="bold" style:font-name-asian="Arial" style:font-size-asian="8pt" style:language-asian="zxx" style:country-asian="none" style:font-name-complex="Arial1" style:font-size-complex="8pt" style:font-weight-complex="bold"/>
    </style:style>
    <style:style style:name="T21" style:family="text">
      <style:text-properties style:use-window-font-color="true" style:font-name="Arial" fo:font-size="8pt" fo:language="en" fo:country="GB" fo:font-style="italic" fo:font-weight="normal" style:font-name-asian="Arial" style:font-size-asian="8pt" style:language-asian="zxx" style:country-asian="none" style:font-name-complex="Arial1" style:font-size-complex="8pt" style:font-style-complex="italic"/>
    </style:style>
    <style:style style:name="T22" style:family="text">
      <style:text-properties style:use-window-font-color="true" style:font-name="Arial" fo:font-size="8pt" fo:language="en" fo:country="GB" fo:font-style="normal" fo:font-weight="bold" style:font-name-asian="Arial" style:font-size-asian="8pt" style:language-asian="zxx" style:country-asian="none" style:font-name-complex="Arial1" style:font-size-complex="8pt" style:font-weight-complex="bold"/>
    </style:style>
    <style:style style:name="T23" style:family="text">
      <style:text-properties style:use-window-font-color="true" style:font-name="Times New Roman1" fo:font-size="12pt" fo:language="es" fo:country="CO" fo:font-style="normal" fo:font-weight="normal" style:font-name-asian="Times New Roman1" style:language-asian="zxx" style:country-asian="none" style:font-name-complex="Times New Roman1" style:font-size-complex="6.80000019073486pt"/>
    </style:style>
    <style:style style:name="T24"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25" style:family="text">
      <style:text-properties style:use-window-font-color="true" style:font-name="Arial" fo:font-size="8pt" fo:language="es" fo:country="ES" fo:font-style="normal" fo:font-weight="normal" style:font-name-asian="Arial" style:font-size-asian="8pt" style:language-asian="zxx" style:country-asian="none" style:font-name-complex="Arial1" style:font-size-complex="8pt"/>
    </style:style>
    <style:style style:name="T26" style:family="text">
      <style:text-properties style:use-window-font-color="true" style:font-name="Arial" fo:font-size="8pt" fo:language="es" fo:country="CO" fo:font-style="normal" fo:font-weight="normal" style:font-name-asian="Arial" style:font-size-asian="8pt" style:language-asian="zxx" style:country-asian="none" style:font-name-complex="Arial1" style:font-size-complex="8pt"/>
    </style:style>
    <style:style style:name="T27"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28" style:family="text">
      <style:text-properties fo:font-size="10pt" style:font-size-asian="10pt" style:font-size-complex="10pt"/>
    </style:style>
    <style:style style:name="T29"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2" table:number-columns-repeated="235"/>
          <table:table-cell table:style-name="ce44"/>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number-columns-repeated="2" table:style-name="ce32"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number-columns-repeated="2"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number-columns-repeated="2"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number-columns-repeated="2"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number-columns-repeated="2"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angIsoCode</text:p>
          </table:table-cell>
          <table:table-cell office:value-type="string">
            <text:p>4</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number-columns-repeated="2"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País</text:p>
          </table:table-cell>
          <table:table-cell office:value-type="string">
            <text:p>Country</text:p>
          </table:table-cell>
          <table:table-cell table:style-name="ce15" office:value-type="string">
            <text:p>Country*</text:p>
          </table:table-cell>
          <table:table-cell table:style-name="ce5" office:value-type="string">
            <text:p>Country*</text:p>
          </table:table-cell>
          <table:table-cell office:value-type="string">
            <text:p>Seleccione el pais</text:p>
          </table:table-cell>
          <table:table-cell table:style-name="ce10" office:value-type="string">
            <text:p>Select a country</text:p>
          </table:table-cell>
          <table:table-cell table:number-columns-repeated="2" table:style-name="ce10" office:value-type="string">
            <text:p>Select a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n</text:p>
          </table:table-cell>
          <table:table-cell office:value-type="string">
            <text:p>Order</text:p>
          </table:table-cell>
          <table:table-cell table:number-columns-repeated="2" office:value-type="string">
            <text:p>Order*</text:p>
          </table:table-cell>
          <table:table-cell office:value-type="string">
            <text:p>Orden en el pais</text:p>
          </table:table-cell>
          <table:table-cell table:style-name="ce10" office:value-type="string">
            <text:p>Order in country</text:p>
          </table:table-cell>
          <table:table-cell table:number-columns-repeated="2" table:style-name="ce10" office:value-type="string">
            <text:p>Order in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Estado</text:p>
          </table:table-cell>
          <table:table-cell office:value-type="string">
            <text:p>Status</text:p>
          </table:table-cell>
          <table:table-cell table:number-columns-repeated="2" office:value-type="string">
            <text:p>Status*</text:p>
          </table:table-cell>
          <table:table-cell office:value-type="string">
            <text:p>Estado</text:p>
          </table:table-cell>
          <table:table-cell table:style-name="ce10" office:value-type="string">
            <text:p>Mark a status</text:p>
          </table:table-cell>
          <table:table-cell table:number-columns-repeated="2" table:style-name="ce10" office:value-type="string">
            <text:p>Mark a status*</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string">
            <text:p>8</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number-columns-repeated="2"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number-columns-repeated="2"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éditos</text:p>
          </table:table-cell>
          <table:table-cell office:value-type="string">
            <text:p>Credits</text:p>
          </table:table-cell>
          <table:table-cell table:style-name="ce15" office:value-type="string">
            <text:p>Credits*</text:p>
          </table:table-cell>
          <table:table-cell table:style-name="ce15" office:value-type="string">
            <text:p>Créditos</text:p>
          </table:table-cell>
          <table:table-cell/>
          <table:table-cell table:style-name="ce10" table:number-columns-repeated="2"/>
          <table:table-cell table:style-name="ce5"/>
          <table:table-cell table:style-name="ce19"/>
          <table:table-cell table:style-name="ce10" table:number-columns-repeated="2"/>
          <table:table-cell table:style-name="ce5"/>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InfoGeneral</text:p>
          </table:table-cell>
          <table:table-cell office:value-type="string">
            <text:p>10</text:p>
          </table:table-cell>
          <table:table-cell office:value-type="string">
            <text:p>Generalidades</text:p>
          </table:table-cell>
          <table:table-cell office:value-type="string">
            <text:p>General Information</text:p>
          </table:table-cell>
          <table:table-cell office:value-type="string">
            <text:p>General Information*</text:p>
          </table:table-cell>
          <table:table-cell table:style-name="ce5" office:value-type="string">
            <text:p>Generalidades</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19" office:value-type="string">
            <text:p><text:span text:style-name="T5">Información general sobre la base de datos, que debe </text:span><text:span text:style-name="T5">contener:\n-</text:span><text:span text:style-name="T6">Periodo\n-Número de reportes\n-Fuentes de </text:span><text:span text:style-name="T6">información\n-Sinopsis (análisis general)</text:span></text:p>
          </table:table-cell>
          <table:table-cell table:number-columns-repeated="2" table:style-name="ce10" office:value-type="string">
            <text:p>General information about the database, which should contain: \n-Period\n-Number of report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InfoSources</text:p>
          </table:table-cell>
          <table:table-cell office:value-type="string">
            <text:p>11</text:p>
          </table:table-cell>
          <table:table-cell office:value-type="string">
            <text:p>Fuentes </text:p>
          </table:table-cell>
          <table:table-cell office:value-type="string">
            <text:p>Sources</text:p>
          </table:table-cell>
          <table:table-cell office:value-type="string">
            <text:p>Sources*</text:p>
          </table:table-cell>
          <table:table-cell office:value-type="string">
            <text:p>Fontes de informação</text:p>
          </table:table-cell>
          <table:table-cell table:number-columns-repeated="4" office:value-type="string">
            <text:p><text:s/></text:p>
          </table:table-cell>
          <table:table-cell office:value-type="string">
            <text:p>Lista de fuentes de información utilizadas para obtener los datos registrados en la Fich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inopsis</text:p>
          </table:table-cell>
          <table:table-cell office:value-type="string">
            <text:p>Synopsis</text:p>
          </table:table-cell>
          <table:table-cell office:value-type="string">
            <text:p>Synopsis*</text:p>
          </table:table-cell>
          <table:table-cell office:value-type="string">
            <text:p>Sinopse</text:p>
          </table:table-cell>
          <table:table-cell table:number-columns-repeated="4" office:value-type="string">
            <text:p><text:s/></text:p>
          </table:table-cell>
          <table:table-cell office:value-type="string">
            <text:p>Descripción corta de la base de dato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ciones</text:p>
          </table:table-cell>
          <table:table-cell office:value-type="string">
            <text:p>Observations</text:p>
          </table:table-cell>
          <table:table-cell office:value-type="string">
            <text:p>Observations*</text:p>
          </table:table-cell>
          <table:table-cell office:value-type="string">
            <text:p>Observações</text:p>
          </table:table-cell>
          <table:table-cell table:number-columns-repeated="4" office:value-type="string">
            <text:p><text:s/></text:p>
          </table:table-cell>
          <table:table-cell office:value-type="string">
            <text:p>Observaciones generale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fía</text:p>
          </table:table-cell>
          <table:table-cell office:value-type="string">
            <text:p>Geography</text:p>
          </table:table-cell>
          <table:table-cell office:value-type="string">
            <text:p>Geography*</text:p>
          </table:table-cell>
          <table:table-cell office:value-type="string">
            <text:p>Geografia</text:p>
          </table:table-cell>
          <table:table-cell table:number-columns-repeated="4" office:value-type="string">
            <text:p><text:s/></text:p>
          </table:table-cell>
          <table:table-cell office:value-type="string">
            <text:p>Información sobre la geografía utilizad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ografía</text:p>
          </table:table-cell>
          <table:table-cell office:value-type="string">
            <text:p>Carthography</text:p>
          </table:table-cell>
          <table:table-cell office:value-type="string">
            <text:p>Carthography*</text:p>
          </table:table-cell>
          <table:table-cell office:value-type="string">
            <text:p>Cartografia</text:p>
          </table:table-cell>
          <table:table-cell table:number-columns-repeated="4" office:value-type="string">
            <text:p><text:s/></text:p>
          </table:table-cell>
          <table:table-cell office:value-type="string">
            <text:p>Información sobre el sitio donde se obtuvo la cartografí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Enlace</text:p>
          </table:table-cell>
          <table:table-cell office:value-type="string">
            <text:p>Link</text:p>
          </table:table-cell>
          <table:table-cell office:value-type="string">
            <text:p>Link*</text:p>
          </table:table-cell>
          <table:table-cell office:value-type="string">
            <text:p>Link</text:p>
          </table:table-cell>
          <table:table-cell table:number-columns-repeated="4" office:value-type="string">
            <text:p><text:s/></text:p>
          </table:table-cell>
          <table:table-cell office:value-type="string">
            <text:p>Información adicional sobre esta base</text:p>
          </table:table-cell>
          <table:table-cell table:number-columns-repeated="7"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number-columns-repeated="2"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number-columns-repeated="2"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number-columns-repeated="2"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number-columns-repeated="2"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number-columns-repeated="2"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OptionOutOfRange</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number-columns-repeated="2"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LanguageList</text:p>
          </table:table-cell>
          <table:table-cell office:value-type="float" office:value="11">
            <text:p>11</text:p>
          </table:table-cell>
          <table:table-cell office:value-type="string">
            <text:p>Otros lenguajes</text:p>
          </table:table-cell>
          <table:table-cell table:style-name="ce10" office:value-type="string">
            <text:p>Other languages</text:p>
          </table:table-cell>
          <table:table-cell table:style-name="ce10" office:value-type="string">
            <text:p>Other languages*</text:p>
          </table:table-cell>
          <table:table-cell table:style-name="ce10" office:value-type="string">
            <text:p>Outros idiomas</text:p>
          </table:table-cell>
          <table:table-cell table:number-columns-repeated="4" office:value-type="string">
            <text:p><text:s/></text:p>
          </table:table-cell>
          <table:table-cell table:style-name="ce20" office:value-type="string">
            <text:p>Otros lenguajes utilizados en esta base de datos</text:p>
          </table:table-cell>
          <table:table-cell table:style-name="ce10" office:value-type="string">
            <text:p>Other languages used in this database</text:p>
          </table:table-cell>
          <table:table-cell table:number-columns-repeated="2" table:style-name="ce10" office:value-type="string">
            <text:p>Other languages used in this database*</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ínima coordenada de longitud (izquierda) de la región geográfica. Utilice como referencia el sistema WGS84. </text:p>
          </table:table-cell>
          <table:table-cell table:number-columns-repeated="2"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ínima coordenada de latitud (inferior) de la región geográfica. Utilice como referencia el sistema WGS84. </text:p>
          </table:table-cell>
          <table:table-cell table:number-columns-repeated="2"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axima coordenada de longitud (derecha) de la región geográfica. Utilice como referencia el sistema WGS84. </text:p>
          </table:table-cell>
          <table:table-cell table:number-columns-repeated="2"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1" office:value-type="string">
            <text:p>Máxima coordenada de latitud (superior) de la región geográfica. Utilice como referencia el sistema WGS84. </text:p>
          </table:table-cell>
          <table:table-cell table:number-columns-repeated="2"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Los roles determinan el acceso y el papel de los usuarios en la base de datos. Aquí puede adicionar o editar los roles para esta base de datos.</text:p>
          </table:table-cell>
          <table:table-cell table:number-columns-repeated="2"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20" office:value-type="string">
            <text:p>Nombre de las personas que tienen algún rol en la base de datos.</text:p>
          </table:table-cell>
          <table:table-cell table:number-columns-repeated="2"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number-columns-repeated="2"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Tiene acceso a la configuración de la estructura de la base de datos y a las fichas. Puede asignar roles, asignar descripciones de la base de datos, bitácoras, editar listados de eventos, causas y geografía.</text:p>
          </table:table-cell>
          <table:table-cell table:number-columns-repeated="2"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number-columns-repeated="2"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Tiene acceso a la ficha de desastres y puede autorizar la publicación y eliminación de fichas.</text:p>
          </table:table-cell>
          <table:table-cell table:number-columns-repeated="2"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Tiene acceso a la ficha de desastres para crear y actualizar datos.</text:p>
          </table:table-cell>
          <table:table-cell table:number-columns-repeated="2"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number-columns-repeated="2"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0" office:value-type="string">
            <text:p>Historia de la construcción de la base de datos. Contiene descripción de los créditos, metodología (criterios adicionales del usuario), hitos y mantenimiento. </text:p>
          </table:table-cell>
          <table:table-cell table:number-columns-repeated="2"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number-columns-repeated="2" table:style-name="ce10" office:value-type="string">
            <text:p>Select an item from the list</text:p>
          </table:table-cell>
          <table:table-cell table:style-name="ce5" office:value-type="string">
            <text:p>Selecione um elemento da lista</text:p>
          </table:table-cell>
          <table:table-cell table:style-name="ce20" office:value-type="string">
            <text:p>Los tipos de bitácora disponibles son: créditos, metodología, hito y mantenimiento.</text:p>
          </table:table-cell>
          <table:table-cell table:number-columns-repeated="2"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Descripción de la bitácora.</text:p>
          </table:table-cell>
          <table:table-cell table:number-columns-repeated="2"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Personas e instituciones autores o coautoras de la base de datos.</text:p>
          </table:table-cell>
          <table:table-cell table:number-columns-repeated="2"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Criterios adicionales a la metodología de DesInventar asumidos por el usuario en la base de datos. (p.e. listados de magnitudes, referencias de equivalencias en efectos o geografía, eventos personalizados).</text:p>
          </table:table-cell>
          <table:table-cell table:number-columns-repeated="2"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Acontecimiento que afecta la interpretación del análisis de la base de datos (p.e. cambio de moneda, hiperinflación, conflictos sociopolíticos). Debe incluir información temporal del acontecimiento. </text:p>
          </table:table-cell>
          <table:table-cell table:number-columns-repeated="2"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number-columns-repeated="2" table:style-name="ce10" office:value-type="string">
            <text:p>Select an option</text:p>
          </table:table-cell>
          <table:table-cell table:style-name="ce5" office:value-type="string">
            <text:p>Escolha uma opção</text:p>
          </table:table-cell>
          <table:table-cell table:style-name="ce20" office:value-type="string">
            <text:p>Asuntos generales del mantenimiento y actualización de la base de datos: revisión, pruebas de control de calidad, cambios en la estructura de la base.</text:p>
          </table:table-cell>
          <table:table-cell table:number-columns-repeated="2"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number-columns-repeated="2"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number-columns-repeated="2" table:style-name="ce10" office:value-type="string">
            <text:p>Input or edit a geographic level</text:p>
          </table:table-cell>
          <table:table-cell table:style-name="ce5" office:value-type="string">
            <text:p>Insira ou edite um nível geográfico</text:p>
          </table:table-cell>
          <table:table-cell table:style-name="ce20" office:value-type="string">
            <text:p>Niveles geográficos, según orden jerárquico. Se sugiere el uso de la división politico-administrativa. Ejemplo: Nivel superior: Departamento, siguiente nivel: Provincia.</text:p>
          </table:table-cell>
          <table:table-cell table:number-columns-repeated="2"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number-columns-repeated="2" table:style-name="ce10" office:value-type="string">
            <text:p>Input a name – max 20 characters</text:p>
          </table:table-cell>
          <table:table-cell table:style-name="ce5" office:value-type="string">
            <text:p>Insira um nome – max 20 caracteres</text:p>
          </table:table-cell>
          <table:table-cell table:style-name="ce20" office:value-type="string">
            <text:p>Nombre de los niveles geográficos.</text:p>
          </table:table-cell>
          <table:table-cell table:number-columns-repeated="2"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con la descripción del nivel. Puede incluir sinónimos utilizados en la misma región o en épocas pasadas.</text:p>
          </table:table-cell>
          <table:table-cell table:number-columns-repeated="2"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Si posee un mapa para este nivel, marque esta opción para ingresar los datos necesarios para asociarla a la Base de Datos.</text:p>
          </table:table-cell>
          <table:table-cell table:number-columns-repeated="2"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 la capa o Layer del mapa de la base de datos que contiene los elementos geográficos. En formato Shape, es el nombre del archivo (sin la extensión).</text:p>
          </table:table-cell>
          <table:table-cell table:number-columns-repeated="2"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20" office:value-type="string">
            <text:p>Encabezado de la columna que contiene el código de los elementos geográficos</text:p>
          </table:table-cell>
          <table:table-cell table:number-columns-repeated="2"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20" office:value-type="string">
            <text:p>Encabezado de la columna que contiene el nombre de los elementos geográficos</text:p>
          </table:table-cell>
          <table:table-cell table:number-columns-repeated="2"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number-columns-repeated="2" table:style-name="ce10" office:value-type="string">
            <text:p>Input or edit a geographic element</text:p>
          </table:table-cell>
          <table:table-cell table:style-name="ce5" office:value-type="string">
            <text:p>Insira ou edite um elemento geográfico</text:p>
          </table:table-cell>
          <table:table-cell table:style-name="ce20" office:value-type="string">
            <text:p>Listado de unidades geográficas que componen cada nivel.</text:p>
          </table:table-cell>
          <table:table-cell table:number-columns-repeated="2"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number-columns-repeated="2" table:style-name="ce10" office:value-type="string">
            <text:p>Input a value</text:p>
          </table:table-cell>
          <table:table-cell table:style-name="ce5" office:value-type="string">
            <text:p>Insira um valor</text:p>
          </table:table-cell>
          <table:table-cell table:style-name="ce20" office:value-type="string">
            <text:p>Código oficial o comúnmente utilizado en la región. Debe corresponder con la cartografía.</text:p>
          </table:table-cell>
          <table:table-cell table:number-columns-repeated="2"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number-columns-repeated="2" table:style-name="ce10" office:value-type="string">
            <text:p>Input text</text:p>
          </table:table-cell>
          <table:table-cell table:style-name="ce5" office:value-type="string">
            <text:p>Insira um texto</text:p>
          </table:table-cell>
          <table:table-cell table:style-name="ce20" office:value-type="string">
            <text:p>Nombre oficial o comunmente utilizado en la región. Este nombre debe corresponder al asignado en la cartografía asociada.</text:p>
          </table:table-cell>
          <table:table-cell table:number-columns-repeated="2"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number-columns-repeated="2"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number-columns-repeated="2"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presente elemento estará disponible o nó para visualizarse en los listados. Esto puede ocurrir porque el elemento geográfico se desagregó y en la actualidad no existe como tal.</text:p>
          </table:table-cell>
          <table:table-cell table:number-columns-repeated="2"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number-columns-repeated="2"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l evento predefinido. Sólo el administrador de la base de datos podrá editar este nombre para asemejarlo al término local más reconocido siempre que sea fiel a la definición.</text:p>
          </table:table-cell>
          <table:table-cell table:number-columns-repeated="2"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l evento personalizado. Sólo el administrador de la base de datos podrá crear estos eventos. Estos eventos sólo podrán ser consultados en la base de datos donde se crearon. </text:p>
          </table:table-cell>
          <table:table-cell table:number-columns-repeated="2"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number-columns-repeated="2"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descriptivo del evento.</text:p>
          </table:table-cell>
          <table:table-cell table:number-columns-repeated="2"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evento estará disponible o nó para visualizarse en la Ficha básica. Esto ser útil para los casos donde el evento no tiene aplicabilidad en la base de datos.</text:p>
          </table:table-cell>
          <table:table-cell table:number-columns-repeated="2"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number-columns-repeated="2"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de la causa predefinida. Sólo el administrador de la base de datos podrá editar el nombre de la causa para asemejarlo al término local más reconocido siempre que coincida con la definición.</text:p>
          </table:table-cell>
          <table:table-cell table:number-columns-repeated="2"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table:style-name="ce20" office:value-type="string">
            <text:p>Nombre la causa personalizada. Sólo el administrador de la base de datos podrá crear una causa. Estas causas sólo podrán ser consultadas en la base de datos donde se crearon. </text:p>
          </table:table-cell>
          <table:table-cell table:number-columns-repeated="2"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0" office:value-type="string">
            <text:p>Texto descriptivo de la causa predefinida. A diferencia del nombre, la definición no podrá ser alterada con el fin de garantizar la comparabilidad entre bases de datos.</text:p>
          </table:table-cell>
          <table:table-cell table:number-columns-repeated="2"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number-columns-repeated="2" table:style-name="ce11" office:value-type="string">
            <text:p>Text or key words</text:p>
          </table:table-cell>
          <table:table-cell table:style-name="ce5" office:value-type="string">
            <text:p>Texto ou palavras-chave</text:p>
          </table:table-cell>
          <table:table-cell table:style-name="ce20" office:value-type="string">
            <text:p>Texto descriptivo de la causa.</text:p>
          </table:table-cell>
          <table:table-cell table:number-columns-repeated="2"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la causa estará disponible o nó para visualizarse en la Ficha básica. Esto puede ser útil en los casos donde la causa no tenga aplicabilidad para la base de datos.</text:p>
          </table:table-cell>
          <table:table-cell table:number-columns-repeated="2"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number-columns-repeated="2"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number-columns-repeated="2"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number-columns-repeated="2"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number-columns-repeated="2"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number-columns-repeated="2"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number-columns-repeated="2"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number-columns-repeated="2"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number-columns-repeated="2"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number-columns-repeated="2"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number-columns-repeated="2"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number-columns-repeated="2"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number-columns-repeated="2" table:style-name="ce12" office:value-type="string">
            <text:p>Indicates whether the field is for public consultation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Série</text:p>
          </table:table-cell>
          <table:table-cell table:style-name="ce5" office:value-type="string">
            <text:p>Serial</text:p>
          </table:table-cell>
          <table:table-cell table:style-name="ce9" office:value-type="string">
            <text:p>No duplicado Max 40 caracteres</text:p>
          </table:table-cell>
          <table:table-cell table:number-columns-repeated="2" table:style-name="ce10" office:value-type="string">
            <text:p>No duplicates. Max 40 characters</text:p>
          </table:table-cell>
          <table:table-cell table:style-name="ce5" office:value-type="string">
            <text:p>Não duplicado Max 40 caracteres</text:p>
          </table:table-cell>
          <table:table-cell table:style-name="ce2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Use of </text:span><text:span text:style-name="T4">sequential numbering is recommended. Letters, dashes and </text:span><text:span text:style-name="T4">other characters may be used. The identifier or Serial number is </text:span><text:span text:style-name="T4">unique for every record.</text:span></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Use of </text:span><text:span text:style-name="T4">sequential numbering is recommended. Letters, dashes and </text:span><text:span text:style-name="T4">other characters may be used. The identifier or Serial number is </text:span><text:span text:style-name="T4">unique for every record.</text:span></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text:span><text:span text:style-name="T2">national system which works in the prevention of </text:span><text:span text:style-name="T2">and attention to disasters, which would work in </text:span><text:span text:style-name="T2">zones, the Serial number may include a code which </text:span><text:span text:style-name="T2">identifies the serial as belonging to a particular </text:span><text:span text:style-name="T2">operating zone. For example, the operative zone in </text:span><text:span text:style-name="T2">the west of the country may register a record as </text:span><text:span text:style-name="T2">WES</text:span><text:span text:style-name="T24"> </text:span><text:span text:style-name="T2">-1200, or, WES-1978-1200, where WES is </text:span><text:span text:style-name="T2">the code which identifies the western zone of the </text:span><text:span text:style-name="T2">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text:span><text:span text:style-name="T2">national system which works in the prevention of </text:span><text:span text:style-name="T2">and attention to disasters, which would work in </text:span><text:span text:style-name="T2">zones, the Serial number may include a code which </text:span><text:span text:style-name="T2">identifies the serial as belonging to a particular </text:span><text:span text:style-name="T2">operating zone. For example, the operative zone in </text:span><text:span text:style-name="T2">the west of the country may register a record as </text:span><text:span text:style-name="T2">WES</text:span><text:span text:style-name="T24"> </text:span><text:span text:style-name="T2">-1200, or, WES-1978-1200, where WES is </text:span><text:span text:style-name="T2">the code which identifies the western zone of the </text:span><text:span text:style-name="T2">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number-columns-repeated="2" table:style-name="ce10" office:value-type="string">
            <text:p>Input date in YYYY-MM-DD format</text:p>
          </table:table-cell>
          <table:table-cell table:style-name="ce5" office:value-type="string">
            <text:p>Escreva uma data no formato AAAA-MM-DD</text:p>
          </table:table-cell>
          <table:table-cell table:style-name="ce22" office:value-type="string">
            <text:p>En este campo se consignan el año, mes y día de ocurrencia del desastre.</text:p>
          </table:table-cell>
          <table:table-cell table:number-columns-repeated="2"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number-columns-repeated="2"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number-columns-repeated="2" table:style-name="ce10" office:value-type="string">
            <text:p>Formatted text</text:p>
          </table:table-cell>
          <table:table-cell table:style-name="ce5" office:value-type="string">
            <text:p>Texto com formato</text:p>
          </table:table-cell>
          <table:table-cell table:style-name="ce2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number-columns-repeated="2"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number-columns-repeated="2"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number-columns-repeated="2" table:style-name="ce10" office:value-type="string">
            <text:p>Select from the lists</text:p>
          </table:table-cell>
          <table:table-cell table:style-name="ce5" office:value-type="string">
            <text:p>Selecione das listas</text:p>
          </table:table-cell>
          <table:table-cell table:style-name="ce2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number-columns-repeated="2"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3" office:value-type="string">
            <text:p><text:span text:style-name="T7">Utilice la fuente de información en sí misma, pero consulte, </text:span><text:span text:style-name="T7">hasta donde sea posible, la cartografía oficial para verificar que </text:span><text:span text:style-name="T7">la localización corresponda a unidades geográficas correctas. </text:span><text:span text:style-name="T7">Encontrará que muchos de los errores (p. ej. un municipio o </text:span><text:span text:style-name="T7">condado que no pertenece a un cierto estado) pueden ser </text:span><text:span text:style-name="T7">detectados por DesInventar. En otros casos, sobre todo a partir </text:span><text:span text:style-name="T7">de fuentes hemerográficas, la resolución detallada no está </text:span><text:span text:style-name="T7">disponible porque no hay seguridad sobre cuáles de estos </text:span><text:span text:style-name="T7">niveles fueron afectados; por ello, los niveles subordinados de la </text:span><text:span text:style-name="T7">geografía nó son estrictamente obligatorios. No obstante, se </text:span><text:span text:style-name="T7">espera que siempre se registre el nivel geogr</text:span><text:span text:style-name="T8">áfico que </text:span><text:span text:style-name="T8">corresponde a la resolución de la base de datos (el de mayor </text:span><text:span text:style-name="T8">detalle), ya que, de lo contrario, se asumirá que el desastre </text:span><text:span text:style-name="T8">ocurrió en todos los elementos (unidades geográficas) del nivel </text:span><text:span text:style-name="T8">superior, lo que por supuesto influye negativamente en la </text:span><text:span text:style-name="T8">calidad de la base de datos.</text:span></text:p>
          </table:table-cell>
          <table:table-cell table:number-columns-repeated="2"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2" office:value-type="string">
            <text:p>Código de la cartografía</text:p>
          </table:table-cell>
          <table:table-cell table:number-columns-repeated="2" table:style-name="ce10" office:value-type="string">
            <text:p>Cartography geographic code</text:p>
          </table:table-cell>
          <table:table-cell office:value-type="string">
            <text:p>Cartography Codes</text:p>
          </table:table-cell>
          <table:table-cell table:number-columns-repeated="4"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2"/>
          <table:table-cell table:style-name="ce10" table:number-columns-repeated="2"/>
          <table:table-cell/>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Lieu</text:p>
          </table:table-cell>
          <table:table-cell table:style-name="ce5" office:value-type="string">
            <text:p>Local</text:p>
          </table:table-cell>
          <table:table-cell table:style-name="ce9" office:value-type="string">
            <text:p>Texto descriptivo</text:p>
          </table:table-cell>
          <table:table-cell table:number-columns-repeated="2" table:style-name="ce10" office:value-type="string">
            <text:p>Descriptive text</text:p>
          </table:table-cell>
          <table:table-cell table:style-name="ce5" office:value-type="string">
            <text:p>Texto descritivo</text:p>
          </table:table-cell>
          <table:table-cell table:style-name="ce2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2"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2"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3">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2" office:value-type="string">
            <text:p>Latitud del lugar específico donde ocurrió el desastre. Utilice como referencia el sistema WGS84. </text:p>
          </table:table-cell>
          <table:table-cell table:number-columns-repeated="2"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number-columns-repeated="2" table:style-name="ce10" office:value-type="string">
            <text:p>Decimal degrees</text:p>
          </table:table-cell>
          <table:table-cell table:style-name="ce5" office:value-type="string">
            <text:p>Graus decimais</text:p>
          </table:table-cell>
          <table:table-cell table:style-name="ce22" office:value-type="string">
            <text:p>Longitud del lugar específico donde ocurrió el desastre. Utilice como referencia el sistema WGS84. </text:p>
          </table:table-cell>
          <table:table-cell table:number-columns-repeated="2"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number-columns-repeated="2" table:style-name="ce10" office:value-type="string">
            <text:p>Select an option</text:p>
          </table:table-cell>
          <table:table-cell table:style-name="ce5" office:value-type="string">
            <text:p>Selecione uma opção</text:p>
          </table:table-cell>
          <table:table-cell table:style-name="ce23" office:value-type="string">
            <text:p><text:span text:style-name="T7">Indica la disponibilidad futura de la ficha, facilita</text:span><text:span text:style-name="T8">ndo el proceso </text:span><text:span text:style-name="T8">de control de calidad de la base de datos. Escoja una opción </text:span><text:span text:style-name="T8">para guardar esta ficha.</text:span></text:p>
          </table:table-cell>
          <table:table-cell table:number-columns-repeated="2"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2" office:value-type="string">
            <text:p>Usuario que ha creado esta ficha.</text:p>
          </table:table-cell>
          <table:table-cell table:number-columns-repeated="2" table:style-name="ce10" office:value-type="string">
            <text:p>User who created the record.</text:p>
          </table:table-cell>
          <table:table-cell table:style-name="ce5" office:value-type="string">
            <text:p>Usuário que criou este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2" office:value-type="string">
            <text:p>Fecha de creación de la ficha.</text:p>
          </table:table-cell>
          <table:table-cell table:number-columns-repeated="2" table:style-name="ce10" office:value-type="string">
            <text:p>Date of the creation of the record.</text:p>
          </table:table-cell>
          <table:table-cell table:style-name="ce5" office:value-type="string">
            <text:p>Data de criação do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style-name="ce24" office:value-type="string">
            <text:p>Última fecha de actualización de la ficha.</text:p>
          </table:table-cell>
          <table:table-cell table:number-columns-repeated="2" table:style-name="ce12" office:value-type="string">
            <text:p>Latest date on which the record was updated.</text:p>
          </table:table-cell>
          <table:table-cell table:style-name="ce5" office:value-type="string">
            <text:p>Última data de atualização do formul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table:style-name="ce2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number-columns-repeated="2"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number-columns-repeated="2"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number-columns-repeated="2" table:style-name="ce10" office:value-type="string">
            <text:p>Number of days</text:p>
          </table:table-cell>
          <table:table-cell table:style-name="ce5" office:value-type="string">
            <text:p>Quantidade de dias</text:p>
          </table:table-cell>
          <table:table-cell table:style-name="ce2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8" office:value-type="string">
            <text:p><text:span text:style-name="T13">The number of days an Event lasted. </text:span><text:span text:style-name="T4">The majority of events may </text:span><text:span text:style-name="T4">last a few minutes (ie, earthquakes, landslides, flashfloods) or </text:span><text:span text:style-name="T4">hours (ie, flooding or fires). Events such as droughts or </text:span><text:span text:style-name="T4">prolonged flooding may last months.</text:span></text:p>
          </table:table-cell>
          <table:table-cell table:style-name="ce18" office:value-type="string">
            <text:p><text:span text:style-name="T13">The number of days an Event lasted. </text:span><text:span text:style-name="T4">The majority of events may </text:span><text:span text:style-name="T4">last a few minutes (ie, earthquakes, landslides, flashfloods) or </text:span><text:span text:style-name="T4">hours (ie, flooding or fires). Events such as droughts or </text:span><text:span text:style-name="T4">prolonged flooding may last months.</text:span></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number-columns-repeated="2"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9">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number-columns-repeated="2" table:style-name="ce10" office:value-type="string">
            <text:p>Value of magnitude</text:p>
          </table:table-cell>
          <table:table-cell table:style-name="ce5" office:value-type="string">
            <text:p>Valor de magnitude</text:p>
          </table:table-cell>
          <table:table-cell table:style-name="ce2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9">í</text:span><text:span text:style-name="T10">metros c</text:span><text:span text:style-name="T9">úbicos de tierra deslizada, valor de </text:span><text:span text:style-name="T9">las precipitaciones, etc.) o descripciones breves </text:span><text:span text:style-name="T9">tales como -leve-, -medio-, -alto-, -extremo-, </text:span><text:span text:style-name="T9">etc.</text:span></text:p>
          </table:table-cell>
          <table:table-cell table:number-columns-repeated="2"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number-columns-repeated="2"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2">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2" office:value-type="string">
            <text:p>Descripción corta de la ocurrecia del evento. En el caso de eventos en cadena, eventos simultáneos incluye descripción de lo ocurrido.</text:p>
          </table:table-cell>
          <table:table-cell table:number-columns-repeated="2"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3">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number-columns-repeated="2" table:style-name="ce10" office:value-type="string">
            <text:p>Select from the list</text:p>
          </table:table-cell>
          <table:table-cell table:style-name="ce5" office:value-type="string">
            <text:p>Selecione da lista</text:p>
          </table:table-cell>
          <table:table-cell table:style-name="ce2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number-columns-repeated="2"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number-columns-repeated="2"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9">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number-columns-repeated="2" table:style-name="ce10" office:value-type="string">
            <text:p>Text or key words</text:p>
          </table:table-cell>
          <table:table-cell table:style-name="ce5" office:value-type="string">
            <text:p>Texto ou palavras-chave</text:p>
          </table:table-cell>
          <table:table-cell table:style-name="ce2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number-columns-repeated="2"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number-columns-repeated="2"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8">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number-columns-repeated="2"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Touchés</text:p>
          </table:table-cell>
          <table:table-cell table:style-name="ce5" office:value-type="string">
            <text:p>Afet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number-columns-repeated="2"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Évacuées</text:p>
          </table:table-cell>
          <table:table-cell table:style-name="ce5" office:value-type="string">
            <text:p>Evacu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evacuadas temporalmente de sus viviendas, lugares de trabajo, colegios, hospitales, etc. Si la información aparece por familias, calcular el número de personas según indicadores disponibles.</text:p>
          </table:table-cell>
          <table:table-cell table:number-columns-repeated="2"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Disparus</text:p>
          </table:table-cell>
          <table:table-cell table:style-name="ce5" office:value-type="string">
            <text:p>Desapareci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number-columns-repeated="2"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number-columns-repeated="2"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Sinistrées</text:p>
          </table:table-cell>
          <table:table-cell table:style-name="ce5" office:value-type="string">
            <text:p>Atingido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number-columns-repeated="2"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number-columns-repeated="2"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Maisons touchées</text:p>
          </table:table-cell>
          <table:table-cell table:style-name="ce5" office:value-type="string">
            <text:p>Residências afetada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con daños menores, no estructurales o arquitectónicos, que pueden seguir siendo habitadas, aún cuando requieran de acciones de reparación o de limpieza.</text:p>
          </table:table-cell>
          <table:table-cell table:number-columns-repeated="2"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number-columns-repeated="2"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arrasadas, sepultadas, colapsadas o deterioradas de tal manera que no son habitables.</text:p>
          </table:table-cell>
          <table:table-cell table:number-columns-repeated="2"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Valeur en monnaie local $</text:p>
          </table:table-cell>
          <table:table-cell table:style-name="ce5" office:value-type="string">
            <text:p>Valor perdas $</text:p>
          </table:table-cell>
          <table:table-cell table:style-name="ce9" office:value-type="string">
            <text:p>Valor en moneda local</text:p>
          </table:table-cell>
          <table:table-cell table:number-columns-repeated="2" table:style-name="ce10" office:value-type="string">
            <text:p>Amount in local currency</text:p>
          </table:table-cell>
          <table:table-cell table:style-name="ce5" office:value-type="string">
            <text:p>Valor em moeda local</text:p>
          </table:table-cell>
          <table:table-cell table:style-name="ce22" office:value-type="string">
            <text:p>Monto de las pérdidas directas causadas por el desastre en la moneda local.</text:p>
          </table:table-cell>
          <table:table-cell table:number-columns-repeated="2"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Valeur en US $</text:p>
          </table:table-cell>
          <table:table-cell table:style-name="ce5" office:value-type="string">
            <text:p>Valor perdas US$</text:p>
          </table:table-cell>
          <table:table-cell table:style-name="ce9" office:value-type="string">
            <text:p>Valor en dólares de EEUU</text:p>
          </table:table-cell>
          <table:table-cell table:number-columns-repeated="2" table:style-name="ce10" office:value-type="string">
            <text:p>Amount in US dollars.</text:p>
          </table:table-cell>
          <table:table-cell table:style-name="ce5" office:value-type="string">
            <text:p>Valor em dólares de EEUU</text:p>
          </table:table-cell>
          <table:table-cell table:style-name="ce2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number-columns-repeated="2"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Sector</text:p>
          </table:table-cell>
          <table:table-cell table:style-name="ce15" office:value-type="string">
            <text:p>Centres de santé</text:p>
          </table:table-cell>
          <table:table-cell table:style-name="ce5" office:value-type="string">
            <text:p>Centros hospitalares</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centros de salud, clínicas, hospitales locales y regionales destruidos y afectados directa o indirectamente por el desastre.</text:p>
          </table:table-cell>
          <table:table-cell table:number-columns-repeated="2"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number-columns-repeated="2"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áreas de cultivo, pastizales o bosques destruidas y afectadas. Si la información está en otra medida se deberá convertir a hectáreas. </text:p>
          </table:table-cell>
          <table:table-cell table:number-columns-repeated="2"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Número de unidades perdidas (bovinos, porcinos, caprinos, avícolas) cualquiera sea el evento (inundación, sequía, epidemia, etc.). </text:p>
          </table:table-cell>
          <table:table-cell table:number-columns-repeated="2"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number-columns-repeated="2" table:style-name="ce10" office:value-type="string">
            <text:p>Quantity</text:p>
          </table:table-cell>
          <table:table-cell table:style-name="ce5" office:value-type="string">
            <text:p>Quantidade</text:p>
          </table:table-cell>
          <table:table-cell table:style-name="ce22" office:value-type="string">
            <text:p>Longitud de redes viales destruidas y/o inhabilitadas en metros.</text:p>
          </table:table-cell>
          <table:table-cell table:number-columns-repeated="2"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4">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number-columns-repeated="2" table:style-name="ce10" office:value-type="string">
            <text:p>Text</text:p>
          </table:table-cell>
          <table:table-cell table:style-name="ce5" office:value-type="string">
            <text:p>Texto</text:p>
          </table:table-cell>
          <table:table-cell table:style-name="ce2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number-columns-repeated="2"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number-columns-repeated="2"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4">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number-columns-repeated="2" table:style-name="ce10" office:value-type="string">
            <text:p>Text</text:p>
          </table:table-cell>
          <table:table-cell table:style-name="ce5" office:value-type="string">
            <text:p>Texto</text:p>
          </table:table-cell>
          <table:table-cell table:style-name="ce2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number-columns-repeated="2"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9" office:value-type="string">
            <text:p><text:span text:style-name="T7">In accordance, with the sequence of fields in the Basic Record, it </text:span><text:span text:style-name="T7">is recommended to use the following codes for observations (first </text:span><text:span text:style-name="T7">type the code and then the corresponding observation): </text:span><text:span text:style-name="T25">R. </text:span><text:span text:style-name="T25">Relocated, T. Transport, Vd. Homes destroyed, Ac. Aqueduct, </text:span><text:span text:style-name="T25">Va. Homes Affected, En. Energy, V. Routes, I. Industry, A. </text:span><text:span text:style-name="T25">Agriculture, Al. Sewerage, P. Fishing, C. Communications, S. </text:span><text:span text:style-name="T25">Health, Ma. Magnitude, Ed. </text:span><text:span text:style-name="T17">Education, Fe. Date of the end of an </text:span><text:span text:style-name="T17">event which covers a long period. Vp. Loss Value.</text:span><text:span text:style-name="T26"> </text:span></text:p>
          </table:table-cell>
          <table:table-cell table:style-name="ce39" office:value-type="string">
            <text:p><text:span text:style-name="T7">In accordance, with the sequence of fields in the Basic Record, it </text:span><text:span text:style-name="T7">is recommended to use the following codes for observations (first </text:span><text:span text:style-name="T7">type the code and then the corresponding observation): </text:span><text:span text:style-name="T25">R. </text:span><text:span text:style-name="T25">Relocated, T. Transport, Vd. Homes destroyed, Ac. Aqueduct, </text:span><text:span text:style-name="T25">Va. Homes Affected, En. Energy, V. Routes, I. Industry, A. </text:span><text:span text:style-name="T25">Agriculture, Al. Sewerage, P. Fishing, C. Communications, S. </text:span><text:span text:style-name="T25">Health, Ma. Magnitude, Ed. </text:span><text:span text:style-name="T17">Education, Fe. Date of the end of an </text:span><text:span text:style-name="T17">event which covers a long period. Vp. Loss Value.</text:span><text:span text:style-name="T26"> </text:span></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8" office:value-type="string">
            <text:p><text:span text:style-name="T13">Qualitative field in the database. </text:span><text:span text:style-name="T4">It has two options: Affected or </text:span><text:span text:style-name="T4">Not Affected. It relates to the effects of the disaster on the </text:span><text:span text:style-name="T4">transport sector: road networks (train or rail), transport stations, </text:span><text:span text:style-name="T4">airports, river and sea bridges, sea walls, etc, that have been </text:span><text:span text:style-name="T4">affected or destroyed.</text:span></text:p>
          </table:table-cell>
          <table:table-cell table:style-name="ce18" office:value-type="string">
            <text:p><text:span text:style-name="T13">Qualitative field in the database. </text:span><text:span text:style-name="T4">It has two options: Affected or </text:span><text:span text:style-name="T4">Not Affected. It relates to the effects of the disaster on the </text:span><text:span text:style-name="T4">transport sector: road networks (train or rail), transport stations, </text:span><text:span text:style-name="T4">airports, river and sea bridges, sea walls, etc, that have been </text:span><text:span text:style-name="T4">affected or destroyed.</text:span></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number-columns-repeated="2" table:style-name="ce10"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8" office:value-type="string">
            <text:p><text:span text:style-name="T13">Qualitative field in the database. </text:span><text:span text:style-name="T4">It has two options: Affected or </text:span><text:span text:style-name="T4">Not Affected. It relates to damages to the communication sector: </text:span><text:span text:style-name="T4">plants and telephone networks, radio and television stations, </text:span><text:span text:style-name="T4">post offices and public information offices, internet services, </text:span><text:span text:style-name="T4">radio telephones and mobile phones. </text:span></text:p>
          </table:table-cell>
          <table:table-cell table:style-name="ce18" office:value-type="string">
            <text:p><text:span text:style-name="T13">Qualitative field in the database. </text:span><text:span text:style-name="T4">It has two options: Affected or </text:span><text:span text:style-name="T4">Not Affected. It relates to damages to the communication sector: </text:span><text:span text:style-name="T4">plants and telephone networks, radio and television stations, </text:span><text:span text:style-name="T4">post offices and public information offices, internet services, </text:span><text:span text:style-name="T4">radio telephones and mobile phones. </text:span></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number-columns-repeated="2"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fishing</text:p>
          </table:table-cell>
          <table:table-cell table:style-name="ce15" office:value-type="string">
            <text:p>L'agriculture et la pêche</text:p>
          </table:table-cell>
          <table:table-cell table:style-name="ce5" office:value-type="string">
            <text:p>Agropecuári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gropecuario: Campos de cultivos, granjas, zonas de pastoreo.</text:p>
          </table:table-cell>
          <table:table-cell table:number-columns-repeated="2" table:style-name="ce12" office:value-type="string">
            <text:p>Qualitative field in the database. It has two options: Affected or Not Affected. It relates to damaged to the Agriculture and Fishing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number-columns-repeated="2"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Egouts</text:p>
          </table:table-cell>
          <table:table-cell table:style-name="ce5" office:value-type="string">
            <text:p>Esgot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number-columns-repeated="2"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Education</text:p>
          </table:table-cell>
          <table:table-cell table:style-name="ce5" office:value-type="string">
            <text:p>Educaçã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number-columns-repeated="2"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number-columns-repeated="2"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industrial:Industrias de todos los tipos y tamaños, incluidas agrícolas y pecuarias.</text:p>
          </table:table-cell>
          <table:table-cell table:number-columns-repeated="2"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number-columns-repeated="2"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number-columns-repeated="2"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en edición, aún no terminada (responsabilidad del Alimentador)</text:p>
          </table:table-cell>
          <table:table-cell table:number-columns-repeated="2"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aprobada (por el supervisor).</text:p>
          </table:table-cell>
          <table:table-cell table:number-columns-repeated="2"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eliminada (por el supervisor)</text:p>
          </table:table-cell>
          <table:table-cell table:number-columns-repeated="2"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de consulta pública. Ya ha sido aprobada para su publicación por parte del Supervisor.</text:p>
          </table:table-cell>
          <table:table-cell table:number-columns-repeated="2"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number-columns-repeated="2"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number-columns-repeated="2"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number-columns-repeated="2"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number-columns-repeated="2"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number-columns-repeated="2"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number-columns-repeated="2"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number-columns-repeated="2"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number-columns-repeated="2"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number-columns-repeated="2"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number-columns-repeated="2" table:style-name="ce12" office:value-type="string">
            <text:p>Discriminates causes on the X axis.</text:p>
          </table:table-cell>
          <table:table-cell table:style-name="ce5" office:value-type="string">
            <text:p>Descrimina por causas no eixo dos X.</text:p>
          </table:table-cell>
          <table:table-cell table:style-name="ce2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number-columns-repeated="2"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number-columns-repeated="2"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number-columns-repeated="2" table:style-name="ce12" office:value-type="string">
            <text:p>Comparison of events: Comparative pie chart – of a variable (of effects or number of report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number-columns-repeated="2"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number-columns-repeated="2" table:style-name="ce12" office:value-type="string">
            <text:p>Comparison of geographical units. Comparative pie chart – of a variable (of effects or number of report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number-columns-repeated="2"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number-columns-repeated="2" table:style-name="ce12" office:value-type="string">
            <text:p>Comparison of causes: Comparative pie chart – of a variable (of effects or number of report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number-columns-repeated="2"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number-columns-repeated="2"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number-columns-repeated="2"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number-columns-repeated="2"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number-columns-repeated="2"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number-columns-repeated="2"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number-columns-repeated="2"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number-columns-repeated="2" table:style-name="ce12" office:value-type="string">
            <text:p>2D or 3D appearance of the graph.</text:p>
          </table:table-cell>
          <table:table-cell table:style-name="ce5" office:value-type="string">
            <text:p>Aparência do gráfico em duas ou três dimensõe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number-columns-repeated="2"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number-columns-repeated="2"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8" office:value-type="string">
            <text:p><text:span text:style-name="T4">The accumulated mode applies to temporal histograms and is </text:span><text:span text:style-name="T4">used to total the values that appear in the charts from year to </text:span><text:span text:style-name="T4">year. This graphic mode allows the study of tendencies in growth </text:span><text:span text:style-name="T4">or otherwise of the reports and effects. The </text:span><text:span text:style-name="T4">Superimpose/Overwrite </text:span><text:span text:style-name="T3"><text:s/></text:span><text:span text:style-name="T4">Mode applies to event temporal or </text:span><text:span text:style-name="T4">geographic temporal histograms and superimposes in one bar all </text:span><text:span text:style-name="T4">the values represented.</text:span></text:p>
          </table:table-cell>
          <table:table-cell table:style-name="ce18" office:value-type="string">
            <text:p><text:span text:style-name="T4">The accumulated mode applies to temporal histograms and is </text:span><text:span text:style-name="T4">used to total the values that appear in the charts from year to </text:span><text:span text:style-name="T4">year. This graphic mode allows the study of tendencies in growth </text:span><text:span text:style-name="T4">or otherwise of the reports and effects. The </text:span><text:span text:style-name="T4">Superimpose/Overwrite </text:span><text:span text:style-name="T3"><text:s/></text:span><text:span text:style-name="T4">Mode applies to event temporal or </text:span><text:span text:style-name="T4">geographic temporal histograms and superimposes in one bar all </text:span><text:span text:style-name="T4">the values represented.</text:span></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number-columns-repeated="2"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number-columns-repeated="2" table:style-name="ce12" office:value-type="string">
            <text:p>See or don’t see the values in the graph.</text:p>
          </table:table-cell>
          <table:table-cell table:style-name="ce5" office:value-type="string">
            <text:p>Ver ou não ver os valores do gráfic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8" office:value-type="string">
            <text:p><text:span text:style-name="T3">Principle variable of the graph. </text:span><text:span text:style-name="T4">For example, graph of homes </text:span><text:span text:style-name="T4">destroyed.</text:span></text:p>
          </table:table-cell>
          <table:table-cell table:style-name="ce18" office:value-type="string">
            <text:p><text:span text:style-name="T3">Principle variable of the graph. </text:span><text:span text:style-name="T4">For example, graph of homes </text:span><text:span text:style-name="T4">destroyed.</text:span></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number-columns-repeated="2" table:style-name="ce12" office:value-type="string">
            <text:p><text:s/></text:p>
          </table:table-cell>
          <table:table-cell table:style-name="ce5" office:value-type="string">
            <text:p>Variável a ser usada no eixo vertical ou eixo Y</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number-columns-repeated="2"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number-columns-repeated="2"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number-columns-repeated="2"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number-columns-repeated="2"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number-columns-repeated="2"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number-columns-repeated="2"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number-columns-repeated="2"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number-columns-repeated="2"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port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number-columns-repeated="2"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number-columns-repeated="2"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8" office:value-type="string">
            <text:p><text:span text:style-name="T3">Corresponds to the geographical unit where the graphic variable </text:span><text:span text:style-name="T3">will be displayed. </text:span><text:span text:style-name="T4">For example, destroyed homes will be </text:span><text:span text:style-name="T4">represented at the level of Cantonment or at the level of </text:span><text:span text:style-name="T4">Province.</text:span></text:p>
          </table:table-cell>
          <table:table-cell table:style-name="ce18" office:value-type="string">
            <text:p><text:span text:style-name="T3">Corresponds to the geographical unit where the graphic variable </text:span><text:span text:style-name="T3">will be displayed. </text:span><text:span text:style-name="T4">For example, destroyed homes will be </text:span><text:span text:style-name="T4">represented at the level of Cantonment or at the level of </text:span><text:span text:style-name="T4">Province.</text:span></text:p>
          </table:table-cell>
          <table:table-cell table:style-name="ce5" office:value-type="string">
            <text:p>Corresponde à unidade geográfica onde se representará variável. Por exemplo, as residências destruídas se representarão no nível de Estado ou municipal.</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number-columns-repeated="2"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number-columns-repeated="2"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number-columns-repeated="2"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number-columns-repeated="2"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number-columns-repeated="2"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number-columns-repeated="2"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number-columns-repeated="2"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number-columns-repeated="2"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number-columns-repeated="3"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6">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pan text:style-name="T7">&lt;span class='titulo'&gt;DesInventar 8&lt;/span&gt; &lt;p align='justify'&gt; </text:span><text:span text:style-name="T14">DesInventar 8 is the implementation of software on the Internet </text:span><text:span text:style-name="T14">of the current methodology of DesInventar, which inherits the </text:span><text:span text:style-name="T14">functionality of previous versions. DesInventar 8 has the </text:span><text:span text:style-name="T14">following functions:&lt;/p&gt;&lt;p align='justify'&gt;</text:span><text:span text:style-name="T15">1. <text:s/>Module for the input </text:span><text:span text:style-name="T15">of information online&lt;br&gt;&lt;ul&gt;&lt;li&gt;Exclusively for those </text:span><text:span text:style-name="T15">responsible for each database.&lt;/li&gt;&lt;li&gt;With roles assigned for </text:span><text:span text:style-name="T15">different levels of authority.&lt;/li&gt;&lt;li&gt;Support for multiple users and </text:span><text:span text:style-name="T15">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record to </text:span><text:span text:style-name="T15">complement the basic record.&lt;/li&gt;&lt;/ul&gt;&lt;br&gt;2. Module for free-</text:span><text:span text:style-name="T15">access consultation of the databases&lt;br&gt;&lt;ul&gt;&lt;li&gt;Free </text:span><text:span text:style-name="T15">access&lt;/li&gt;&lt;li&gt;Consultation which relates the basic variables: </text:span><text:span text:style-name="T15">geography, event, cause, effects and period.&lt;/li&gt;&lt;li&gt;Detailed </text:span><text:span text:style-name="T15">consultation of numeric variables of effects (deaths, injuries, etc), </text:span><text:span text:style-name="T15">ranges of greater than, less than and between x and y values, </text:span><text:span text:style-name="T15">among others. Also the possibility of searching the observation </text:span><text:span text:style-name="T15">fields of the record.&lt;/li&gt;&lt;li&gt;Visual consultation of graphics and </text:span><text:span text:style-name="T15">thematic 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Attention </text:span><text:span text:style-name="T15">to Disasters (Sistema de Información Andino para la Prevención </text:span><text:span text:style-name="T15">y Atención de Desastres - SIAPAD).&lt;/li&gt;&lt;li&gt;Integrated </text:span><text:span text:style-name="T15">consultation of the national databases in the Andean Sub-</text:span><text:span text:style-name="T15">region.&lt;/li&gt;&lt;/ul&gt;&lt;/p&gt;</text:span></text:p>
          </table:table-cell>
          <table:table-cell office:value-type="string">
            <text:p><text:span text:style-name="T7">&lt;span class='titulo'&gt;DesInventar 8&lt;/span&gt; &lt;p align='justify'&gt; </text:span><text:span text:style-name="T14">DesInventar 8 is the implementation of software on the Internet </text:span><text:span text:style-name="T14">of the current methodology of DesInventar, which inherits the </text:span><text:span text:style-name="T14">functionality of previous versions. DesInventar 8 has the </text:span><text:span text:style-name="T14">following functions:&lt;/p&gt;&lt;p align='justify'&gt;</text:span><text:span text:style-name="T15">1. <text:s/>Module for the input </text:span><text:span text:style-name="T15">of information online&lt;br&gt;&lt;ul&gt;&lt;li&gt;Exclusively for those </text:span><text:span text:style-name="T15">responsible for each database.&lt;/li&gt;&lt;li&gt;With roles assigned for </text:span><text:span text:style-name="T15">different levels of authority.&lt;/li&gt;&lt;li&gt;Support for multiple users and </text:span><text:span text:style-name="T15">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record to </text:span><text:span text:style-name="T15">complement the basic record.&lt;/li&gt;&lt;/ul&gt;&lt;br&gt;2. Module for free-</text:span><text:span text:style-name="T15">access consultation of the databases&lt;br&gt;&lt;ul&gt;&lt;li&gt;Free </text:span><text:span text:style-name="T15">access&lt;/li&gt;&lt;li&gt;Consultation which relates the basic variables: </text:span><text:span text:style-name="T15">geography, event, cause, effects and period.&lt;/li&gt;&lt;li&gt;Detailed </text:span><text:span text:style-name="T15">consultation of numeric variables of effects (deaths, injuries, etc), </text:span><text:span text:style-name="T15">ranges of greater than, less than and between x and y values, </text:span><text:span text:style-name="T15">among others. Also the possibility of searching the observation </text:span><text:span text:style-name="T15">fields of the record.&lt;/li&gt;&lt;li&gt;Visual consultation of graphics and </text:span><text:span text:style-name="T15">thematic 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Attention </text:span><text:span text:style-name="T15">to Disasters (Sistema de Información Andino para la Prevención </text:span><text:span text:style-name="T15">y Atención de Desastres - SIAPAD).&lt;/li&gt;&lt;li&gt;Integrated </text:span><text:span text:style-name="T15">consultation of the national databases in the Andean Sub-</text:span><text:span text:style-name="T15">region.&lt;/li&gt;&lt;/ul&gt;&lt;/p&gt;</text:span></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17">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pan text:style-name="T7">&lt;span class='titulo'&gt;What is DesInventar?&lt;/span&gt;&lt;p </text:span><text:span text:style-name="T7">align='justify'&gt;</text:span><text:span text:style-name="T14">Until the mid-1990’s, systematic information about </text:span><text:span text:style-name="T14">the occurrence of daily disasters of small and medium impact </text:span><text:span text:style-name="T14">was not available in Latin America, nor in the Andean Sub-</text:span><text:span text:style-name="T14">region. <text:s/>From 1994, the creation of a common conceptual and </text:span><text:span text:style-name="T14">methodological framework was begun by groups of researchers, </text:span><text:span text:style-name="T14">academicians, and institutional actors linked to the Network of </text:span><text:span text:style-name="T14">Social Studies in the Prevention of Disasters in Latin America </text:span><text:span text:style-name="T14">(Red de Estudios Sociales en Prevención de Desastres en </text:span><text:span text:style-name="T14">América Latina - LA RED). These groups conceptualised a </text:span><text:span text:style-name="T14">system of acquisition, consultation and display of information </text:span><text:span text:style-name="T14">about disasters of small, medium and greater impact, based on </text:span><text:span text:style-name="T14">pre-existing data, newspaper sources and institutional reports in </text:span><text:span text:style-name="T14">nine countries in Latin America. <text:s/>The developed </text:span><text:span text:style-name="T14">conceptualisation, methodology and software tool is called </text:span><text:span text:style-name="T14">Disaster Inventory System - DesInventar (Sistema de Inventario </text:span><text:span text:style-name="T14">de Desastres – DesInventar).&lt;br&gt;&lt;br&gt;</text:span><text:span text:style-name="T7">The development of </text:span><text:span text:style-name="T7">DesInventar, with its conception that makes visible disasters </text:span><text:span text:style-name="T7">from a local scale (town or equivalent), facilitates dialogue for </text:span><text:span text:style-name="T7">risk management between actors, institutions, sectors, provincial </text:span><text:span text:style-name="T7">and national governments. &lt;br&gt;&lt;br&gt;DesInventar is a conceptual </text:span><text:span text:style-name="T7">and methodological tool for the construction of databases of loss, </text:span><text:span text:style-name="T7">damage, or effects caused by emergencies or disasters. It </text:span><text:span text:style-name="T7">includes:&lt;br&gt;&lt;br&gt;methodology (definitions and help in the </text:span><text:span text:style-name="T7">management of data) database with flexible structure; <text:s/>software </text:span><text:span text:style-name="T7">for input into the database; software for consultation of data (not </text:span><text:span text:style-name="T7">limited to a predefined number of consultations) – with selection </text:span><text:span text:style-name="T7">options for search criteria. </text:span><text:span text:style-name="T14">For more information: &lt;br&gt;&lt;ul&gt;&lt;a </text:span><text:span text:style-name="T14">href='#' 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office:value-type="string">
            <text:p><text:span text:style-name="T7">&lt;span class='titulo'&gt;What is DesInventar?&lt;/span&gt;&lt;p </text:span><text:span text:style-name="T7">align='justify'&gt;</text:span><text:span text:style-name="T14">Until the mid-1990’s, systematic information about </text:span><text:span text:style-name="T14">the occurrence of daily disasters of small and medium impact </text:span><text:span text:style-name="T14">was not available in Latin America, nor in the Andean Sub-</text:span><text:span text:style-name="T14">region. <text:s/>From 1994, the creation of a common conceptual and </text:span><text:span text:style-name="T14">methodological framework was begun by groups of researchers, </text:span><text:span text:style-name="T14">academicians, and institutional actors linked to the Network of </text:span><text:span text:style-name="T14">Social Studies in the Prevention of Disasters in Latin America </text:span><text:span text:style-name="T14">(Red de Estudios Sociales en Prevención de Desastres en </text:span><text:span text:style-name="T14">América Latina - LA RED). These groups conceptualised a </text:span><text:span text:style-name="T14">system of acquisition, consultation and display of information </text:span><text:span text:style-name="T14">about disasters of small, medium and greater impact, based on </text:span><text:span text:style-name="T14">pre-existing data, newspaper sources and institutional reports in </text:span><text:span text:style-name="T14">nine countries in Latin America. <text:s/>The developed </text:span><text:span text:style-name="T14">conceptualisation, methodology and software tool is called </text:span><text:span text:style-name="T14">Disaster Inventory System - DesInventar (Sistema de Inventario </text:span><text:span text:style-name="T14">de Desastres – DesInventar).&lt;br&gt;&lt;br&gt;</text:span><text:span text:style-name="T7">The development of </text:span><text:span text:style-name="T7">DesInventar, with its conception that makes visible disasters </text:span><text:span text:style-name="T7">from a local scale (town or equivalent), facilitates dialogue for </text:span><text:span text:style-name="T7">risk management between actors, institutions, sectors, provincial </text:span><text:span text:style-name="T7">and national governments. &lt;br&gt;&lt;br&gt;DesInventar is a conceptual </text:span><text:span text:style-name="T7">and methodological tool for the construction of databases of loss, </text:span><text:span text:style-name="T7">damage, or effects caused by emergencies or disasters. It </text:span><text:span text:style-name="T7">includes:&lt;br&gt;&lt;br&gt;methodology (definitions and help in the </text:span><text:span text:style-name="T7">management of data) database with flexible structure; <text:s/>software </text:span><text:span text:style-name="T7">for input into the database; software for consultation of data (not </text:span><text:span text:style-name="T7">limited to a predefined number of consultations) – with selection </text:span><text:span text:style-name="T7">options for search criteria. </text:span><text:span text:style-name="T14">For more information: &lt;br&gt;&lt;ul&gt;&lt;a </text:span><text:span text:style-name="T14">href='#' 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8">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2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number-columns-repeated="2"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8">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9">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number-columns-repeated="2"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4" office:value-type="string">
            <text:p><text:span text:style-name="T7">The Network of Social Studies in the Prevention of Disasters, </text:span><text:span text:style-name="T7">constituted in 1992, formulated in its Agenda of Research and </text:span><text:span text:style-name="T7">Organic Constitution that:&lt;br&gt;&lt;br&gt;-</text:span><text:span text:style-name="T17">Population growth and the </text:span><text:span text:style-name="T17">processes of urbanisation, tendencies in the occupation of </text:span><text:span text:style-name="T17">territory, growing poverty in important segments of the </text:span><text:span text:style-name="T17">population, the utilisation of inadequate technological systems in </text:span><text:span text:style-name="T17">the construction of homes and in the endowment of basic </text:span><text:span text:style-name="T17">infrastructure, and inadequate organisational systems, among </text:span><text:span text:style-name="T17">others, have continually increased the vulnerability of the </text:span><text:span text:style-name="T17">population when faced with an ample diversity of physical-natural </text:span><text:span text:style-name="T17">events-.</text:span></text:p>
          </table:table-cell>
          <table:table-cell table:style-name="ce34" office:value-type="string">
            <text:p><text:span text:style-name="T7">The Network of Social Studies in the Prevention of Disasters, </text:span><text:span text:style-name="T7">constituted in 1992, formulated in its Agenda of Research and </text:span><text:span text:style-name="T7">Organic Constitution that:&lt;br&gt;&lt;br&gt;-</text:span><text:span text:style-name="T17">Population growth and the </text:span><text:span text:style-name="T17">processes of urbanisation, tendencies in the occupation of </text:span><text:span text:style-name="T17">territory, growing poverty in important segments of the </text:span><text:span text:style-name="T17">population, the utilisation of inadequate technological systems in </text:span><text:span text:style-name="T17">the construction of homes and in the endowment of basic </text:span><text:span text:style-name="T17">infrastructure, and inadequate organisational systems, among </text:span><text:span text:style-name="T17">others, have continually increased the vulnerability of the </text:span><text:span text:style-name="T17">population when faced with an ample diversity of physical-natural </text:span><text:span text:style-name="T17">events-.</text:span></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7"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text:span text:style-name="T17">In spite of this, there is, on the one hand, an absence of </text:span><text:span text:style-name="T17">systematic, homogeneous and comparable registers, about the </text:span><text:span text:style-name="T17">typology of disasters, understood as the adverse effects of an </text:span><text:span text:style-name="T17">occurrence of threatening events under conditions of </text:span><text:span text:style-name="T17">vulnerability in every region, country or city; and on the other </text:span><text:span text:style-name="T17">hand, the conception that disasters should only be considered in </text:span><text:span text:style-name="T17">terms of the effects of those events of magnitude and great </text:span><text:span text:style-name="T17">impact, has made invisible thousands of annual disasters which </text:span><text:span text:style-name="T17">occur sporadically in the countries of regions such as Latin </text:span><text:span text:style-name="T17">America and the Caribbean, Asia and Africa.&lt;br&gt;&lt;br&gt;</text:span><text:span text:style-name="T7">In contrast, </text:span><text:span text:style-name="T7">in many countries there are institutions and researchers </text:span><text:span text:style-name="T7">interested in this topic, who use diverse tools to systematise the </text:span><text:span text:style-name="T7">information about disasters: generally they log information in </text:span><text:span text:style-name="T7">databases or physical files designed with specific criteria and </text:span><text:span text:style-name="T7">particular or regional interests, and in dissimilar formats. </text:span><text:span text:style-name="T7">Additionally, there exists a huge volume of information to </text:span><text:span text:style-name="T7">organise and systematise, principally from newspaper sources. </text:span><text:span text:style-name="T7">&lt;br&gt;&lt;br&gt;This disperse information needs to be compiled, </text:span><text:span text:style-name="T7">homogenised and analysed. And, furthermore, it must be </text:span><text:span text:style-name="T7">geographically referenced, because disasters (damaged </text:span><text:span text:style-name="T7">communities and infrastructure), due to the effects of each type </text:span><text:span text:style-name="T7">of event (threats), are regionalised variables.&lt;br&gt;&lt;br&gt;</text:span><text:span text:style-name="T17">A common </text:span><text:span text:style-name="T17">objective in the regions and countries of Latin America and the </text:span><text:span text:style-name="T17">Caribbean, Asia and Africa is to generate capacity of both </text:span><text:span text:style-name="T17">retrospective and prospective analysis and of spatial-temporal </text:span><text:span text:style-name="T17">representation of the effects (disasters) derived from conditions </text:span><text:span text:style-name="T17">of threat and vulnerability, for the application of risk management </text:span><text:span text:style-name="T17">- from mitigation work, to attention and recuperation post-</text:span><text:span text:style-name="T17">disaster. <text:s/>The qualitative and quantitative evaluation of growth of </text:span><text:span text:style-name="T17">vulnerability necessitates a solid documental base and register, </text:span><text:span text:style-name="T17">as much for events from the past as for those events occurring </text:span><text:span text:style-name="T17">daily. <text:s/>In support of the achievement of these common objectives </text:span><text:span text:style-name="T17">from diverse regions, LA RED began, at the end of 1993, the </text:span><text:span text:style-name="T17">project Inventory of Disasters in Latin America, which is its pilot </text:span><text:span text:style-name="T17">phase consisted of: x) discussion and agreement of conceptual </text:span><text:span text:style-name="T17">criteria and methodologies for the analytical treatment of </text:span><text:span text:style-name="T17">disasters, seen from diverse levels of spatial resolution; x) </text:span><text:span text:style-name="T17">gathering of information about disasters during the period </text:span><text:span text:style-name="T17">1990-1999 from available sources, in a sample of Latin American </text:span><text:span text:style-name="T17">countries (Mexico, Guatemala, El Salvador, Costa Rica, </text:span><text:span text:style-name="T17">Colombia, Ecuador, Peru and Argentina); and x) development of </text:span><text:span text:style-name="T17">a software-based instrument for this purpose.&lt;br&gt;</text:span><text:span text:style-name="T7">&lt;br&gt;</text:span><text:span text:style-name="T17">LA RED </text:span><text:span text:style-name="T17">has developed this methodology with the intention of providing </text:span><text:span text:style-name="T17">the diverse actors involved in activities for the prevention and </text:span><text:span text:style-name="T17">mitigation of disasters (governments, national planning systems </text:span><text:span text:style-name="T17">for attention during emergencies and disasters, regional and </text:span><text:span text:style-name="T17">local preventative organisms, aid organisms, international and </text:span><text:span text:style-name="T17">bilateral agencies, insurance companies, as well as organised </text:span><text:span text:style-name="T17">communities, the media, and researchers) with greater capacity </text:span><text:span text:style-name="T17">for the gathering, processing, analysis and homogeneous </text:span><text:span text:style-name="T17">representation of disasters, understood as the adverse effects on </text:span><text:span text:style-name="T17">people, goods and infrastructure which are vulnerable to socio-</text:span><text:span text:style-name="T17">natural and natural phenomena.</text:span></text:p>
          </table:table-cell>
          <table:table-cell table:style-name="ce12" office:value-type="string">
            <text:p><text:span text:style-name="T17">In spite of this, there is, on the one hand, an absence of </text:span><text:span text:style-name="T17">systematic, homogeneous and comparable registers, about the </text:span><text:span text:style-name="T17">typology of disasters, understood as the adverse effects of an </text:span><text:span text:style-name="T17">occurrence of threatening events under conditions of </text:span><text:span text:style-name="T17">vulnerability in every region, country or city; and on the other </text:span><text:span text:style-name="T17">hand, the conception that disasters should only be considered in </text:span><text:span text:style-name="T17">terms of the effects of those events of magnitude and great </text:span><text:span text:style-name="T17">impact, has made invisible thousands of annual disasters which </text:span><text:span text:style-name="T17">occur sporadically in the countries of regions such as Latin </text:span><text:span text:style-name="T17">America and the Caribbean, Asia and Africa.&lt;br&gt;&lt;br&gt;</text:span><text:span text:style-name="T7">In contrast, </text:span><text:span text:style-name="T7">in many countries there are institutions and researchers </text:span><text:span text:style-name="T7">interested in this topic, who use diverse tools to systematise the </text:span><text:span text:style-name="T7">information about disasters: generally they log information in </text:span><text:span text:style-name="T7">databases or physical files designed with specific criteria and </text:span><text:span text:style-name="T7">particular or regional interests, and in dissimilar formats. </text:span><text:span text:style-name="T7">Additionally, there exists a huge volume of information to </text:span><text:span text:style-name="T7">organise and systematise, principally from newspaper sources. </text:span><text:span text:style-name="T7">&lt;br&gt;&lt;br&gt;This disperse information needs to be compiled, </text:span><text:span text:style-name="T7">homogenised and analysed. And, furthermore, it must be </text:span><text:span text:style-name="T7">geographically referenced, because disasters (damaged </text:span><text:span text:style-name="T7">communities and infrastructure), due to the effects of each type </text:span><text:span text:style-name="T7">of event (threats), are regionalised variables.&lt;br&gt;&lt;br&gt;</text:span><text:span text:style-name="T17">A common </text:span><text:span text:style-name="T17">objective in the regions and countries of Latin America and the </text:span><text:span text:style-name="T17">Caribbean, Asia and Africa is to generate capacity of both </text:span><text:span text:style-name="T17">retrospective and prospective analysis and of spatial-temporal </text:span><text:span text:style-name="T17">representation of the effects (disasters) derived from conditions </text:span><text:span text:style-name="T17">of threat and vulnerability, for the application of risk management </text:span><text:span text:style-name="T17">- from mitigation work, to attention and recuperation post-</text:span><text:span text:style-name="T17">disaster. <text:s/>The qualitative and quantitative evaluation of growth of </text:span><text:span text:style-name="T17">vulnerability necessitates a solid documental base and register, </text:span><text:span text:style-name="T17">as much for events from the past as for those events occurring </text:span><text:span text:style-name="T17">daily. <text:s/>In support of the achievement of these common objectives </text:span><text:span text:style-name="T17">from diverse regions, LA RED began, at the end of 1993, the </text:span><text:span text:style-name="T17">project Inventory of Disasters in Latin America, which is its pilot </text:span><text:span text:style-name="T17">phase consisted of: x) discussion and agreement of conceptual </text:span><text:span text:style-name="T17">criteria and methodologies for the analytical treatment of </text:span><text:span text:style-name="T17">disasters, seen from diverse levels of spatial resolution; x) </text:span><text:span text:style-name="T17">gathering of information about disasters during the period </text:span><text:span text:style-name="T17">1990-1999 from available sources, in a sample of Latin American </text:span><text:span text:style-name="T17">countries (Mexico, Guatemala, El Salvador, Costa Rica, </text:span><text:span text:style-name="T17">Colombia, Ecuador, Peru and Argentina); and x) development of </text:span><text:span text:style-name="T17">a software-based instrument for this purpose.&lt;br&gt;</text:span><text:span text:style-name="T7">&lt;br&gt;</text:span><text:span text:style-name="T17">LA RED </text:span><text:span text:style-name="T17">has developed this methodology with the intention of providing </text:span><text:span text:style-name="T17">the diverse actors involved in activities for the prevention and </text:span><text:span text:style-name="T17">mitigation of disasters (governments, national planning systems </text:span><text:span text:style-name="T17">for attention during emergencies and disasters, regional and </text:span><text:span text:style-name="T17">local preventative organisms, aid organisms, international and </text:span><text:span text:style-name="T17">bilateral agencies, insurance companies, as well as organised </text:span><text:span text:style-name="T17">communities, the media, and researchers) with greater capacity </text:span><text:span text:style-name="T17">for the gathering, processing, analysis and homogeneous </text:span><text:span text:style-name="T17">representation of disasters, understood as the adverse effects on </text:span><text:span text:style-name="T17">people, goods and infrastructure which are vulnerable to socio-</text:span><text:span text:style-name="T17">natural and natural phenomena.</text:span></text:p>
          </table:table-cell>
          <table:table-cell table:style-name="ce5" office:value-type="string">
            <text:p><text:s/></text:p>
          </table:table-cell>
          <table:table-cell table:number-columns-repeated="236"/>
        </table:table-row>
        <table:table-row table:style-name="ro20">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number-columns-repeated="2" table:style-name="ce11" office:value-type="string">
            <text:p>image</text:p>
          </table:table-cell>
          <table:table-cell table:style-name="ce5" office:value-type="string">
            <text:p>img</text:p>
          </table:table-cell>
          <table:table-cell table:style-name="ce27" office:value-type="string">
            <text:p>DesInventar es un desarrollo conceptual y metodológico sobre los desastres de todas las magnitudes y sobre diversidad de entornos: locales, nacionales y regionales. </text:p>
          </table:table-cell>
          <table:table-cell table:number-columns-repeated="2"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8"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3">&lt;li&gt;todos </text:span><text:span text:style-name="T23">los inventarios cuentan con las mismas </text:span><text:span text:style-name="T23">variables para medir efectos, y con una </text:span><text:span text:style-name="T23">clasificación básica y homogénea de </text:span><text:span text:style-name="T23">eventos;&lt;/li&gt; &lt;li&gt;la información acopiada y </text:span><text:span text:style-name="T23">procesada se ingresa en la escala del tiempo y a </text:span><text:span text:style-name="T23">un nivel espacial georreferenciado;&lt;/li&gt; &lt;li&gt;los </text:span><text:span text:style-name="T23">inventarios son tratados analíticamente, </text:span><text:span text:style-name="T23">mediante herramientas de sistemas, como </text:span><text:span text:style-name="T23">requisito básico para obtener visiones </text:span><text:span text:style-name="T23">espaciales y temporales de la ocurrencia de </text:span><text:span text:style-name="T23">desastres, para el apoyo de investigaciones </text:span><text:span text:style-name="T23">comparativas y como soporte para la gestión de </text:span><text:span text:style-name="T23">riesgos.&lt;/li&gt;</text:span></text:p>
          </table:table-cell>
          <table:table-cell table:style-name="ce39" office:value-type="string">
            <text:p><text:span text:style-name="T18">It is conceptual on the one hand, because it does </text:span><text:span text:style-name="T18">not only consider high-impact events on regions or </text:span><text:span text:style-name="T18">countries, but also sporadic effects of this type of </text:span><text:span text:style-name="T18">event on vulnerable communities at a local scale, </text:span><text:span text:style-name="T18">and on the other, because it also considers as </text:span><text:span text:style-name="T18">disasters all losses stemming from impacts of </text:span><text:span text:style-name="T18">phenomena which are natural, technological or </text:span><text:span text:style-name="T18">anthropological in origin, which occur frequently in </text:span><text:span text:style-name="T18">these communities.&lt;br&gt;&lt;br&gt;It is methodological </text:span><text:span text:style-name="T18">because, based on definitions of adverse effects </text:span><text:span text:style-name="T18">and losses, it allows these to be placed</text:span><text:span text:style-name="T27"> </text:span><text:span text:style-name="T18"><text:s/>in function </text:span><text:span text:style-name="T18">of the spatial-temporal variables in which they take </text:span><text:span text:style-name="T18">place. Because of this, it makes the geographical </text:span><text:span text:style-name="T18">representation of all variables considered through </text:span><text:span text:style-name="T18">the gathering of data possible, so that it enables a </text:span><text:span text:style-name="T18">vision of the event starting from a local perspective </text:span><text:span text:style-name="T18">to visions that are integrated spatially at national </text:span><text:span text:style-name="T18">scales, as well as multi-temporal visions at these </text:span><text:span text:style-name="T18">scales. &lt;br&gt;&lt;br&gt;</text:span><text:span text:style-name="T28">It is a system which inventories </text:span><text:span text:style-name="T28">disasters; a methodology for registering information </text:span><text:span text:style-name="T28">about the characteristics and effects of diverse </text:span><text:span text:style-name="T28">types of disasters, with a special interest in </text:span><text:span text:style-name="T28">disasters at a regional or national scale, which in </text:span><text:span text:style-name="T28">turn enables a look at the accumulation of these </text:span><text:span text:style-name="T28">types of local disasters from a national and regional </text:span><text:span text:style-name="T28">perspective.&lt;br&gt;&lt;br&gt;The methodology of </text:span><text:span text:style-name="T28">DesInventar, created so as to be flexible and </text:span><text:span text:style-name="T28">adaptable, is applicable to political-administrative </text:span><text:span text:style-name="T28">units of planning, management or institutional </text:span><text:span text:style-name="T28">operations, from national resolution levels to </text:span><text:span text:style-name="T28">detailed levels, for example, a city grouped in </text:span><text:span text:style-name="T28">neighbourhoods or blocks.&lt;br&gt;&lt;br&gt;Thus, </text:span><text:span text:style-name="T28">DesInventar is the synthesis of a process by which </text:span><text:span text:style-name="T28">research groups, linked to LA RED, propose a </text:span><text:span text:style-name="T28">unified conceptual and methodological framework </text:span><text:span text:style-name="T28">which deals with disasters, and at the same time, <text:s/>is </text:span><text:span text:style-name="T28">an instrument for the development of its proposed </text:span><text:span text:style-name="T28">objectives. The basic criteria which guide </text:span><text:span text:style-name="T28">DesInventar are:&lt;br&gt;&lt;br&gt;All the inventories use the </text:span><text:span text:style-name="T28">same variables to measure effects, and have the </text:span><text:span text:style-name="T28">same basic and homogeneous classification of </text:span><text:span text:style-name="T28">events.&lt;br&gt;Gathered and processed information is </text:span><text:span text:style-name="T28">input into a timescale and a geographically </text:span><text:span text:style-name="T28">references spatial level.&lt;br&gt;&lt;br&gt;The inventories </text:span><text:span text:style-name="T28">are treated analytically, through system tools, as a </text:span><text:span text:style-name="T28">basic requisite to gain spatial and temporal visions </text:span><text:span text:style-name="T28">of the occurrence of disasters, in order to support </text:span><text:span text:style-name="T28">comparative research and risk management.</text:span></text:p>
          </table:table-cell>
          <table:table-cell table:style-name="ce39" office:value-type="string">
            <text:p><text:span text:style-name="T29">It is conceptual on the one hand, because </text:span><text:span text:style-name="T29">it does not only consider high-impact </text:span><text:span text:style-name="T29">events on regions or countries, but also </text:span><text:span text:style-name="T29">sporadic effects of this type of event on </text:span><text:span text:style-name="T29">vulnerable communities at a local scale, </text:span><text:span text:style-name="T29">and on the other, because it also considers </text:span><text:span text:style-name="T29">as disasters all losses stemming from </text:span><text:span text:style-name="T29">impacts of phenomena which are natural, </text:span><text:span text:style-name="T29">technological or anthropological in origin, </text:span><text:span text:style-name="T29">which occur frequently in these </text:span><text:span text:style-name="T29">communities.&lt;br&gt;&lt;br&gt;It is methodological </text:span><text:span text:style-name="T29">because, based on definitions of adverse </text:span><text:span text:style-name="T29">effects and losses, it allows these to be </text:span><text:span text:style-name="T29">placed</text:span><text:span text:style-name="T24"> </text:span><text:span text:style-name="T29"><text:s/>in function of the spatial-temporal </text:span><text:span text:style-name="T29">variables in which they take place. </text:span><text:span text:style-name="T29">Because of this, it makes the geographical </text:span><text:span text:style-name="T29">representation of all variables considered </text:span><text:span text:style-name="T29">through the gathering of data possible, so </text:span><text:span text:style-name="T29">that it enables a vision of the event starting </text:span><text:span text:style-name="T29">from a local perspective to visions that are </text:span><text:span text:style-name="T29">integrated spatially at national scales, as </text:span><text:span text:style-name="T29">well as multi-temporal visions at these </text:span><text:span text:style-name="T29">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1">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8"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number-columns-repeated="2"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7"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number-columns-repeated="2"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number-columns-repeated="2"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number-columns-repeated="2"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2">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9"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5" office:value-type="string">
            <text:p><text:span text:style-name="T18">In order to understand and use the geography in </text:span><text:span text:style-name="T18">DesInventar, two basic concepts should be kept in </text:span><text:span text:style-name="T18">mind: the </text:span><text:span text:style-name="T19">resolution</text:span><text:span text:style-name="T18">, which corresponds to the level </text:span><text:span text:style-name="T18">of spatial detail with which the data should be </text:span><text:span text:style-name="T18">registered, and which should be the same for all </text:span><text:span text:style-name="T18">records in the database; and the </text:span><text:span text:style-name="T19">hierarchy of </text:span><text:span text:style-name="T19">zoning or geographic levels</text:span><text:span text:style-name="T18">, which implies that the </text:span><text:span text:style-name="T18">highest zoning level (that of the least resolution) </text:span><text:span text:style-name="T18">includes subordinate levels, until you arrive at the </text:span><text:span text:style-name="T18">chosen level as a resolution in the database.</text:span></text:p>
          </table:table-cell>
          <table:table-cell table:style-name="ce35" office:value-type="string">
            <text:p><text:span text:style-name="T17">In order to understand and use the geography in DesInventar, </text:span><text:span text:style-name="T17">two basic concepts should be kept in mind: the </text:span><text:span text:style-name="T21">resolution</text:span><text:span text:style-name="T17">, which </text:span><text:span text:style-name="T17">corresponds to the level of spatial detail with which the data </text:span><text:span text:style-name="T17">should be registered, and which should be the same for all </text:span><text:span text:style-name="T17">records in the database; and the </text:span><text:span text:style-name="T21">hierarchy of zoning or </text:span><text:span text:style-name="T21">geographic levels</text:span><text:span text:style-name="T17">, which implies that the highest zoning level </text:span><text:span text:style-name="T17">(that of the least resolution) includes subordinate levels, until you </text:span><text:span text:style-name="T17">arrive at the chosen level as a resolution in the database.</text:span></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number-columns-repeated="2"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3">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30"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text:span text:style-name="T4">An event is a phenomenon – natural, socio-natural or </text:span><text:span text:style-name="T4">technological – which acts as a </text:span><text:span text:style-name="T20">detonator</text:span><text:span text:style-name="T4"> of adverse effects on </text:span><text:span text:style-name="T4">human lives, health, and/or economic or social infrastructure in a </text:span><text:span text:style-name="T4">community. In DesInventar, a list of pre-defined events is used </text:span><text:span text:style-name="T4">which allows the user to choose the most relevant. Pre-defined </text:span><text:span text:style-name="T4">events should not be duplicated.</text:span></text:p>
          </table:table-cell>
          <table:table-cell table:style-name="ce37" office:value-type="string">
            <text:p><text:span text:style-name="T17">An event is a phenomenon – natural, socio-natural or </text:span><text:span text:style-name="T17">technological – which acts as a </text:span><text:span text:style-name="T22">detonator</text:span><text:span text:style-name="T17"> of adverse effects on </text:span><text:span text:style-name="T17">human lives, health, and/or economic or social infrastructure in a </text:span><text:span text:style-name="T17">community. In DesInventar, a list of pre-defined events is used </text:span><text:span text:style-name="T17">which allows the user to choose the most relevant. Pre-defined </text:span><text:span text:style-name="T17">events should not be duplicated.</text:span></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7"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which </text:span><text:span text:style-name="T7">use the traditional definition of disaster, but only insofar as the </text:span><text:span text:style-name="T7">number of registers, not with respect to the effects and </text:span><text:span text:style-name="T7">damages.&lt;br&gt;&lt;br&gt;</text:span><text:span text:style-name="T17">In contrast to specialised institutions such as </text:span><text:span text:style-name="T17">meteorological and seismological services, DesInventar does not </text:span><text:span text:style-name="T17">include all events (normal rainfall which does not produce </text:span><text:span text:style-name="T17">adverse effects, tremors of low magnitude and intensity, floods in </text:span><text:span text:style-name="T17">regions that are unoccupied or uncultivated. DesInventar does </text:span><text:span text:style-name="T17">not intend to make inventories of events</text:span><text:span text:style-name="T26"> </text:span><text:span text:style-name="T17">, and much less to </text:span><text:span text:style-name="T17">replace those information services of environmental variables in </text:span><text:span text:style-name="T17">different countries. Only events which have generated some kind </text:span><text:span text:style-name="T17">of affect are included.&lt;br&gt;&lt;br&gt;</text:span><text:span text:style-name="T7">It should be noted that on a local </text:span><text:span text:style-name="T7">scale, trigger events may in their turn be triggered by other types </text:span><text:span text:style-name="T7">of events on a broader occurrence scale. This is the case, for </text:span><text:span text:style-name="T7">example, in epidemics generated by climate change, flood, flash-</text:span><text:span text:style-name="T7">flood, landslide, storm surge, storm etc, derived from hurricanes. </text:span><text:span text:style-name="T7">The current tool of DesInventar is still unable to facilitate the </text:span><text:span text:style-name="T7">grouping of these multiple disasters for certain analysis </text:span><text:span text:style-name="T7">needs.&lt;br&gt;&lt;br&gt;</text:span><text:span text:style-name="T22">Predefined Events</text:span><text:span text:style-name="T17"> &lt;br&gt;</text:span><text:span text:style-name="T7">In all the databases a </text:span><text:span text:style-name="T7">list of 36 events, predefined according to the methodology of </text:span><text:span text:style-name="T7">DesInventar, is available. The selection of terms to denominate </text:span><text:span text:style-name="T7">these types of Events is not “orthodox”, as seen from disciplines </text:span><text:span text:style-name="T7">such as geology, meteorology, etc, but rather is an attempt to </text:span><text:span text:style-name="T7">arrive at the most common designations for the different </text:span><text:span text:style-name="T7">phenomena that can affect countries. The selection process </text:span><text:span text:style-name="T7">relied on the consultation of diverse dictionaries and technical </text:span><text:span text:style-name="T7">glossaries (which by no means should be seen as exhaustive), </text:span><text:span text:style-name="T7">along with discussions in international workshops with research </text:span><text:span text:style-name="T7">participants from social, economic and natural physics sciences. </text:span><text:span text:style-name="T7">The intention is to provide a gathering of terms which are as </text:span><text:span text:style-name="T7">homogeneous as possible and which may be useful for projects </text:span><text:span text:style-name="T7">in different countries whose sources of information are not </text:span><text:span text:style-name="T7">always specialised.&lt;br&gt;&lt;br&gt;In order to maintain homogeneity </text:span><text:span text:style-name="T7">between diverse databases and to facilitate comparability, it is </text:span><text:span text:style-name="T7">important that users refer to the list of pre-defined events. Each </text:span><text:span text:style-name="T7">of the events has a description and group of terms that are </text:span><text:span text:style-name="T7">synonyms, in order to make this clearer for users. </text:span><text:span text:style-name="T7">&lt;br&gt;&lt;br&gt;Personalised Events&lt;br&gt;DesInventar has left open the </text:span><text:span text:style-name="T7">possibility of creating a frequent event in a region, but it is </text:span><text:span text:style-name="T7">important to systematise this, if it is not to be found in the list of </text:span><text:span text:style-name="T7">pre-defined – Events - in DesInventar.&lt;br&gt;&lt;br&gt;If, after a close </text:span><text:span text:style-name="T7">revision of the definitions of pre-defined events, you have an </text:span><text:span text:style-name="T7">event that is not to be found in the list, you may proceed to </text:span><text:span text:style-name="T7">create a personalised event. Personalised events may be only </text:span><text:span text:style-name="T7">be consulted in the database where they were created.</text:span></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which </text:span><text:span text:style-name="T7">use the traditional definition of disaster, but only insofar as the </text:span><text:span text:style-name="T7">number of registers, not with respect to the effects and </text:span><text:span text:style-name="T7">damages.&lt;br&gt;&lt;br&gt;</text:span><text:span text:style-name="T17">In contrast to specialised institutions such as </text:span><text:span text:style-name="T17">meteorological and seismological services, DesInventar does not </text:span><text:span text:style-name="T17">include all events (normal rainfall which does not produce </text:span><text:span text:style-name="T17">adverse effects, tremors of low magnitude and intensity, floods in </text:span><text:span text:style-name="T17">regions that are unoccupied or uncultivated. DesInventar does </text:span><text:span text:style-name="T17">not intend to make inventories of events</text:span><text:span text:style-name="T26"> </text:span><text:span text:style-name="T17">, and much less to </text:span><text:span text:style-name="T17">replace those information services of environmental variables in </text:span><text:span text:style-name="T17">different countries. Only events which have generated some kind </text:span><text:span text:style-name="T17">of affect are included.&lt;br&gt;&lt;br&gt;</text:span><text:span text:style-name="T7">It should be noted that on a local </text:span><text:span text:style-name="T7">scale, trigger events may in their turn be triggered by other types </text:span><text:span text:style-name="T7">of events on a broader occurrence scale. This is the case, for </text:span><text:span text:style-name="T7">example, in epidemics generated by climate change, flood, flash-</text:span><text:span text:style-name="T7">flood, landslide, storm surge, storm etc, derived from hurricanes. </text:span><text:span text:style-name="T7">The current tool of DesInventar is still unable to facilitate the </text:span><text:span text:style-name="T7">grouping of these multiple disasters for certain analysis </text:span><text:span text:style-name="T7">needs.&lt;br&gt;&lt;br&gt;</text:span><text:span text:style-name="T22">Predefined Events</text:span><text:span text:style-name="T17"> &lt;br&gt;</text:span><text:span text:style-name="T7">In all the databases a </text:span><text:span text:style-name="T7">list of 36 events, predefined according to the methodology of </text:span><text:span text:style-name="T7">DesInventar, is available. The selection of terms to denominate </text:span><text:span text:style-name="T7">these types of Events is not “orthodox”, as seen from disciplines </text:span><text:span text:style-name="T7">such as geology, meteorology, etc, but rather is an attempt to </text:span><text:span text:style-name="T7">arrive at the most common designations for the different </text:span><text:span text:style-name="T7">phenomena that can affect countries. The selection process </text:span><text:span text:style-name="T7">relied on the consultation of diverse dictionaries and technical </text:span><text:span text:style-name="T7">glossaries (which by no means should be seen as exhaustive), </text:span><text:span text:style-name="T7">along with discussions in international workshops with research </text:span><text:span text:style-name="T7">participants from social, economic and natural physics sciences. </text:span><text:span text:style-name="T7">The intention is to provide a gathering of terms which are as </text:span><text:span text:style-name="T7">homogeneous as possible and which may be useful for projects </text:span><text:span text:style-name="T7">in different countries whose sources of information are not </text:span><text:span text:style-name="T7">always specialised.&lt;br&gt;&lt;br&gt;In order to maintain homogeneity </text:span><text:span text:style-name="T7">between diverse databases and to facilitate comparability, it is </text:span><text:span text:style-name="T7">important that users refer to the list of pre-defined events. Each </text:span><text:span text:style-name="T7">of the events has a description and group of terms that are </text:span><text:span text:style-name="T7">synonyms, in order to make this clearer for users. </text:span><text:span text:style-name="T7">&lt;br&gt;&lt;br&gt;Personalised Events&lt;br&gt;DesInventar has left open the </text:span><text:span text:style-name="T7">possibility of creating a frequent event in a region, but it is </text:span><text:span text:style-name="T7">important to systematise this, if it is not to be found in the list of </text:span><text:span text:style-name="T7">pre-defined – Events - in DesInventar.&lt;br&gt;&lt;br&gt;If, after a close </text:span><text:span text:style-name="T7">revision of the definitions of pre-defined events, you have an </text:span><text:span text:style-name="T7">event that is not to be found in the list, you may proceed to </text:span><text:span text:style-name="T7">create a personalised event. Personalised events may be only </text:span><text:span text:style-name="T7">be consulted in the database where they were created.</text:span></text:p>
          </table:table-cell>
          <table:table-cell table:style-name="ce5" office:value-type="string">
            <text:p><text:s/></text:p>
          </table:table-cell>
          <table:table-cell table:number-columns-repeated="236"/>
        </table:table-row>
        <table:table-row table:style-name="ro24">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number-columns-repeated="2"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text:span><text:span text:style-name="T29">cases, the cause is attributed to </text:span><text:span text:style-name="T29">phenomena of wider spatial or energy </text:span><text:span text:style-name="T29">coverage (earthquakes, hurricanes, etc.) </text:span><text:span text:style-name="T29">which would thus encapsulate other, </text:span><text:span text:style-name="T29">obviously 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area </text:span><text:span text:style-name="T29">for academic and conceptual debate, and </text:span><text:span text:style-name="T29">one which DesInventar does not intend to </text:span><text:span text:style-name="T29">cover. For this reason, we have left open </text:span><text:span text:style-name="T29">the possibility of creating new causes, </text:span><text:span text:style-name="T29">although it is recommended that users first </text:span><text:span text:style-name="T29">try to adjust their cause to the pre-defined </text:span><text:span text:style-name="T29">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text:span><text:span text:style-name="T29">cases, the cause is attributed to </text:span><text:span text:style-name="T29">phenomena of wider spatial or energy </text:span><text:span text:style-name="T29">coverage (earthquakes, hurricanes, etc.) </text:span><text:span text:style-name="T29">which would thus encapsulate other, </text:span><text:span text:style-name="T29">obviously 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area </text:span><text:span text:style-name="T29">for academic and conceptual debate, and </text:span><text:span text:style-name="T29">one which DesInventar does not intend to </text:span><text:span text:style-name="T29">cover. For this reason, we have left open </text:span><text:span text:style-name="T29">the possibility of creating new causes, </text:span><text:span text:style-name="T29">although it is recommended that users first </text:span><text:span text:style-name="T29">try to adjust their cause to the pre-defined </text:span><text:span text:style-name="T29">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25">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number-columns-repeated="2"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number-columns-repeated="2"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1">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number-columns-repeated="2" table:style-name="ce13" office:value-type="string">
            <text:p>Image</text:p>
          </table:table-cell>
          <table:table-cell table:style-name="ce5" office:value-type="string">
            <text:p>img</text:p>
          </table:table-cell>
          <table:table-cell table:style-name="ce27" office:value-type="string">
            <text:p>Conjunto de pérdidas o efectos adversos ocurridos en una unidad geográfica determinada. Éstos se constituyen en indicativos directos de las condiciones de vulnerabilidad de comunidades, regiones y países. </text:p>
          </table:table-cell>
          <table:table-cell table:number-columns-repeated="2"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30"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number-columns-repeated="2"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3">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number-columns-repeated="2"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18">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style-name="ce31"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text:span text:style-name="T17">DesInventar 8 is the implementation of software on the Internet </text:span><text:span text:style-name="T17">of the current methodology of DesInventar, which inherits the </text:span><text:span text:style-name="T17">functionality of previous versions. DesInventar 8 has the </text:span><text:span text:style-name="T17">following functions:&lt;br&gt;&lt;br&gt;</text:span><text:span text:style-name="T7">1. <text:s/>Module for the input of </text:span><text:span text:style-name="T7">information online&lt;br&gt; Exclusively for those responsible for each </text:span><text:span text:style-name="T7">database.&lt;br&gt; With roles assigned for different levels of </text:span><text:span text:style-name="T7">authority.&lt;br&gt; Support for multiple users and controls for the </text:span><text:span text:style-name="T7">modification of the databases.&lt;br&gt; Personalisation of the </text:span><text:span text:style-name="T7">databases&lt;br&gt; Register of disasters in the basic record.&lt;br&gt; </text:span><text:span text:style-name="T7">Option for the creation of a personalised record to complement </text:span><text:span text:style-name="T7">the basic record.&lt;br&gt; 2. <text:s/>Module for free-access consultation of </text:span><text:span text:style-name="T7">the databases&lt;br&gt; Free access&lt;br&gt;&lt;br&gt; Consultation which </text:span><text:span text:style-name="T7">relates the basic variables: geography, event, cause, effects and </text:span><text:span text:style-name="T7">period.&lt;br&gt; Detailed consultation of numeric variables of effects </text:span><text:span text:style-name="T7">(deaths, injuries, etc), ranges of greater than, less than and </text:span><text:span text:style-name="T7">between 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with </text:span><text:span text:style-name="T7">the Andean Information System on the Prevention of and </text:span><text:span text:style-name="T7">Attention to Disasters (Sistema de Información Andino para la </text:span><text:span text:style-name="T7">Prevención y Atención de Desastres - SIAPAD).&lt;br&gt;Integrated </text:span><text:span text:style-name="T7">consultation of the national databases in the Andean Sub-region.</text:span></text:p>
          </table:table-cell>
          <table:table-cell table:style-name="ce12" office:value-type="string">
            <text:p><text:span text:style-name="T17">DesInventar 8 is the implementation of software on the Internet </text:span><text:span text:style-name="T17">of the current methodology of DesInventar, which inherits the </text:span><text:span text:style-name="T17">functionality of previous versions. DesInventar 8 has the </text:span><text:span text:style-name="T17">following functions:&lt;br&gt;&lt;br&gt;</text:span><text:span text:style-name="T7">1. <text:s/>Module for the input of </text:span><text:span text:style-name="T7">information online&lt;br&gt; Exclusively for those responsible for each </text:span><text:span text:style-name="T7">database.&lt;br&gt; With roles assigned for different levels of </text:span><text:span text:style-name="T7">authority.&lt;br&gt; Support for multiple users and controls for the </text:span><text:span text:style-name="T7">modification of the databases.&lt;br&gt; Personalisation of the </text:span><text:span text:style-name="T7">databases&lt;br&gt; Register of disasters in the basic record.&lt;br&gt; </text:span><text:span text:style-name="T7">Option for the creation of a personalised record to complement </text:span><text:span text:style-name="T7">the basic record.&lt;br&gt; 2. <text:s/>Module for free-access consultation of </text:span><text:span text:style-name="T7">the databases&lt;br&gt; Free access&lt;br&gt;&lt;br&gt; Consultation which </text:span><text:span text:style-name="T7">relates the basic variables: geography, event, cause, effects and </text:span><text:span text:style-name="T7">period.&lt;br&gt; Detailed consultation of numeric variables of effects </text:span><text:span text:style-name="T7">(deaths, injuries, etc), ranges of greater than, less than and </text:span><text:span text:style-name="T7">between 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with </text:span><text:span text:style-name="T7">the Andean Information System on the Prevention of and </text:span><text:span text:style-name="T7">Attention to Disasters (Sistema de Información Andino para la </text:span><text:span text:style-name="T7">Prevención y Atención de Desastres - SIAPAD).&lt;br&gt;Integrated </text:span><text:span text:style-name="T7">consultation of the national databases in the Andean Sub-region.</text:spa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6">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27">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28">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29">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number-columns-repeated="2" table:style-name="ce13" office:value-type="float" office:value="1">
            <text:p>1</text:p>
          </table:table-cell>
          <table:table-cell table:style-name="ce5" office:value-type="float" office:value="1">
            <text:p>1</text:p>
          </table:table-cell>
          <table:table-cell office:value-type="string">
            <text:p>Felicitaciones!</text:p>
          </table:table-cell>
          <table:table-cell table:number-columns-repeated="2" table:style-name="ce13" office:value-type="string">
            <text:p>Congratulations!</text:p>
          </table:table-cell>
          <table:table-cell table:style-name="ce5" office:value-type="string">
            <text:p>Parabéns!</text:p>
          </table:table-cell>
          <table:table-cell office:value-type="string">
            <text:p><text:s/></text:p>
          </table:table-cell>
          <table:table-cell table:number-columns-repeated="2"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0">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number-columns-repeated="2"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number-columns-repeated="2"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number-columns-repeated="2"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number-columns-repeated="2"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number-columns-repeated="2"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number-columns-repeated="2"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number-columns-repeated="2"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number-columns-repeated="2"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number-columns-repeated="2"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number-columns-repeated="2"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number-columns-repeated="2"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number-columns-repeated="2"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number-columns-repeated="2"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8" office:value-type="string">
            <text:p><text:span text:style-name="T13">You are not authorised to access the section indicated. </text:span><text:span text:style-name="T4">If you </text:span><text:span text:style-name="T4">believe this is a mistake, send this information to the portal </text:span><text:span text:style-name="T4">administrator.</text:span></text:p>
          </table:table-cell>
          <table:table-cell table:style-name="ce18" office:value-type="string">
            <text:p><text:span text:style-name="T13">You are not authorised to access the section indicated. </text:span><text:span text:style-name="T4">If you </text:span><text:span text:style-name="T4">believe this is a mistake, send this information to the portal </text:span><text:span text:style-name="T4">administrator.</text:span></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number-columns-repeated="2"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8" office:value-type="string">
            <text:p><text:span text:style-name="T3">There is no information about this object. </text:span><text:span text:style-name="T4">If you believe this is a </text:span><text:span text:style-name="T4">mistake, send this information to the portal administrator.</text:span></text:p>
          </table:table-cell>
          <table:table-cell table:style-name="ce18" office:value-type="string">
            <text:p><text:span text:style-name="T3">There is no information about this object. </text:span><text:span text:style-name="T4">If you believe this is a </text:span><text:span text:style-name="T4">mistake, send this information to the portal administrator.</text:span></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number-columns-repeated="2"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number-columns-repeated="2"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number-columns-repeated="2"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number-columns-repeated="2"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number-columns-repeated="2"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number-columns-repeated="2"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number-columns-repeated="2"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number-columns-repeated="2"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number-columns-repeated="2"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number-columns-repeated="2" table:style-name="ce10" office:value-type="string">
            <text:p><text:s/></text:p>
          </table:table-cell>
          <table:table-cell table:style-name="ce5" office:value-type="string">
            <text:p><text:s/></text:p>
          </table:table-cell>
          <table:table-cell table:number-columns-repeated="236"/>
        </table:table-row>
        <table:table-row table:style-name="ro1">
          <table:table-cell office:value-type="string">
            <text:p>MapInfo</text:p>
          </table:table-cell>
          <table:table-cell office:value-type="string">
            <text:p>RECORDS</text:p>
          </table:table-cell>
          <table:table-cell/>
          <table:table-cell office:value-type="string">
            <text:p>Número de fichas</text:p>
          </table:table-cell>
          <table:table-cell table:number-columns-repeated="3" office:value-type="string">
            <text:p>Number of records</text:p>
          </table:table-cell>
          <table:table-cell table:number-columns-repeated="248"/>
        </table:table-row>
        <table:table-row table:style-name="ro1">
          <table:table-cell office:value-type="string">
            <text:p>MapInfo</text:p>
          </table:table-cell>
          <table:table-cell office:value-type="string">
            <text:p>TITLE</text:p>
          </table:table-cell>
          <table:table-cell/>
          <table:table-cell office:value-type="string">
            <text:p>Mapa de</text:p>
          </table:table-cell>
          <table:table-cell table:number-columns-repeated="3" office:value-type="string">
            <text:p>Map of</text:p>
          </table:table-cell>
          <table:table-cell table:number-columns-repeated="248"/>
        </table:table-row>
        <table:table-row table:style-name="ro1">
          <table:table-cell office:value-type="string">
            <text:p>MapInfo</text:p>
          </table:table-cell>
          <table:table-cell office:value-type="string">
            <text:p>BEG</text:p>
          </table:table-cell>
          <table:table-cell/>
          <table:table-cell office:value-type="string">
            <text:p>Desde</text:p>
          </table:table-cell>
          <table:table-cell table:number-columns-repeated="3" office:value-type="string">
            <text:p>From</text:p>
          </table:table-cell>
          <table:table-cell table:number-columns-repeated="248"/>
        </table:table-row>
        <table:table-row table:style-name="ro1">
          <table:table-cell office:value-type="string">
            <text:p>MapInfo</text:p>
          </table:table-cell>
          <table:table-cell office:value-type="string">
            <text:p>END</text:p>
          </table:table-cell>
          <table:table-cell/>
          <table:table-cell office:value-type="string">
            <text:p>Hasta</text:p>
          </table:table-cell>
          <table:table-cell table:number-columns-repeated="3" office:value-type="string">
            <text:p>To</text:p>
          </table:table-cell>
          <table:table-cell table:number-columns-repeated="248"/>
        </table:table-row>
        <table:table-row table:style-name="ro1">
          <table:table-cell office:value-type="string">
            <text:p>MapInfo</text:p>
          </table:table-cell>
          <table:table-cell office:value-type="string">
            <text:p>LEVEL</text:p>
          </table:table-cell>
          <table:table-cell/>
          <table:table-cell office:value-type="string">
            <text:p>Nivel</text:p>
          </table:table-cell>
          <table:table-cell table:number-columns-repeated="3" office:value-type="string">
            <text:p>Level</text:p>
          </table:table-cell>
          <table:table-cell table:number-columns-repeated="248"/>
        </table:table-row>
        <table:table-row table:style-name="ro1">
          <table:table-cell office:value-type="string">
            <text:p>MapInfo</text:p>
          </table:table-cell>
          <table:table-cell office:value-type="string">
            <text:p>EVE</text:p>
          </table:table-cell>
          <table:table-cell/>
          <table:table-cell office:value-type="string">
            <text:p>Evento</text:p>
          </table:table-cell>
          <table:table-cell table:number-columns-repeated="3" office:value-type="string">
            <text:p>Event</text:p>
          </table:table-cell>
          <table:table-cell table:number-columns-repeated="248"/>
        </table:table-row>
        <table:table-row table:style-name="ro1">
          <table:table-cell office:value-type="string">
            <text:p>MapInfo</text:p>
          </table:table-cell>
          <table:table-cell office:value-type="string">
            <text:p>CAU</text:p>
          </table:table-cell>
          <table:table-cell/>
          <table:table-cell office:value-type="string">
            <text:p>Causa</text:p>
          </table:table-cell>
          <table:table-cell table:number-columns-repeated="3" office:value-type="string">
            <text:p>Cause</text:p>
          </table:table-cell>
          <table:table-cell table:number-columns-repeated="248"/>
        </table:table-row>
        <table:table-row table:style-name="ro1">
          <table:table-cell office:value-type="string">
            <text:p>MapInfo</text:p>
          </table:table-cell>
          <table:table-cell office:value-type="string">
            <text:p>EFF</text:p>
          </table:table-cell>
          <table:table-cell/>
          <table:table-cell office:value-type="string">
            <text:p>Efectos</text:p>
          </table:table-cell>
          <table:table-cell table:number-columns-repeated="3" office:value-type="string">
            <text:p>Effects</text:p>
          </table:table-cell>
          <table:table-cell table:number-columns-repeated="248"/>
        </table:table-row>
        <table:table-row table:style-name="ro1">
          <table:table-cell office:value-type="string">
            <text:p>MapInfo</text:p>
          </table:table-cell>
          <table:table-cell office:value-type="string">
            <text:p>SOU</text:p>
          </table:table-cell>
          <table:table-cell/>
          <table:table-cell office:value-type="string">
            <text:p>Fuentes </text:p>
          </table:table-cell>
          <table:table-cell table:number-columns-repeated="3" office:value-type="string">
            <text:p>Sources</text:p>
          </table:table-cell>
          <table:table-cell table:number-columns-repeated="248"/>
        </table:table-row>
        <table:table-row table:style-name="ro1">
          <table:table-cell office:value-type="string">
            <text:p>MapInfo</text:p>
          </table:table-cell>
          <table:table-cell office:value-type="string">
            <text:p>SER</text:p>
          </table:table-cell>
          <table:table-cell/>
          <table:table-cell table:number-columns-repeated="4" office:value-type="string">
            <text:p>Serial</text:p>
          </table:table-cell>
          <table:table-cell table:number-columns-repeated="248"/>
        </table:table-row>
        <table:table-row table:style-name="ro1">
          <table:table-cell office:value-type="string">
            <text:p>MapInfo</text:p>
          </table:table-cell>
          <table:table-cell office:value-type="string">
            <text:p>GEO</text:p>
          </table:table-cell>
          <table:table-cell/>
          <table:table-cell office:value-type="string">
            <text:p>Geografía</text:p>
          </table:table-cell>
          <table:table-cell table:number-columns-repeated="3" office:value-type="string">
            <text:p>Geography</text:p>
          </table:table-cell>
          <table:table-cell table:number-columns-repeated="248"/>
        </table:table-row>
        <table:table-row table:style-name="ro1">
          <table:table-cell office:value-type="string">
            <text:p>MapInfo</text:p>
          </table:table-cell>
          <table:table-cell office:value-type="string">
            <text:p>EXTENT</text:p>
          </table:table-cell>
          <table:table-cell/>
          <table:table-cell table:number-columns-repeated="4" office:value-type="string">
            <text:p>Extensión</text:p>
          </table:table-cell>
          <table:table-cell table:number-columns-repeated="248"/>
        </table:table-row>
        <table:table-row table:style-name="ro1">
          <table:table-cell office:value-type="string">
            <text:p>MapInfo</text:p>
          </table:table-cell>
          <table:table-cell office:value-type="string">
            <text:p>KEYWORDS</text:p>
          </table:table-cell>
          <table:table-cell/>
          <table:table-cell office:value-type="string">
            <text:p>Palabras Clave</text:p>
          </table:table-cell>
          <table:table-cell table:number-columns-repeated="3" office:value-type="string">
            <text:p>Keywords</text:p>
          </table:table-cell>
          <table:table-cell table:number-columns-repeated="248"/>
        </table:table-row>
        <table:table-row table:style-name="ro1">
          <table:table-cell office:value-type="string">
            <text:p>MapInfo</text:p>
          </table:table-cell>
          <table:table-cell office:value-type="string">
            <text:p>REG</text:p>
          </table:table-cell>
          <table:table-cell/>
          <table:table-cell office:value-type="string">
            <text:p>Región</text:p>
          </table:table-cell>
          <table:table-cell table:number-columns-repeated="3" office:value-type="string">
            <text:p>Region</text:p>
          </table:table-cell>
          <table:table-cell table:number-columns-repeated="248"/>
        </table:table-row>
        <table:table-row table:style-name="ro1" table:number-rows-repeated="65307">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5-14">05/14/2010</text:date>, <text:time>07:25: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01T14:37:37</meta:creation-date>
    <dc:date>2010-05-14T07:25:05</dc:date>
    <meta:editing-cycles>275</meta:editing-cycles>
    <meta:editing-duration>P3DT20H14M5S</meta:editing-duration>
    <meta:user-defined meta:name="Info 1"/>
    <meta:user-defined meta:name="Info 2"/>
    <meta:user-defined meta:name="Info 3"/>
    <meta:user-defined meta:name="Info 4"/>
    <meta:document-statistic meta:table-count="1" meta:cell-count="4130"/>
  </office:meta>
</office:document-meta>
</file>